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300000050DAFB9A08.png" manifest:media-type=""/>
  <manifest:file-entry manifest:full-path="Pictures/1000000000000108000000BFDA710509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Charter1" svg:font-family="'Bitstream Charter'" style:font-family-generic="roman"/>
    <style:font-face style:name="Bitstream Charter" svg:font-family="'Bitstream Charter'" style:font-adornments="Norm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904cm" style:rel-column-width="18903*"/>
    </style:style>
    <style:style style:name="Tabla1.B" style:family="table-column">
      <style:table-column-properties style:column-width="12.097cm" style:rel-column-width="46632*"/>
    </style:style>
    <style:style style:name="Tabla1.A1" style:family="table-cell">
      <style:table-cell-properties style:border-line-width-top="0.028cm 0.028cm 0.028cm" fo:padding="0.097cm" fo:border-left="none" fo:border-right="none" fo:border-top="2.4pt double #000080" fo:border-bottom="none"/>
    </style:style>
    <style:style style:name="Tabla1.B1" style:family="table-cell">
      <style:table-cell-properties style:border-line-width-top="0.028cm 0.028cm 0.028cm" fo:padding="0.097cm" fo:border-left="none" fo:border-right="none" fo:border-top="2.4pt double #0000ff" fo:border-bottom="none"/>
    </style:style>
    <style:style style:name="Tabla1.A2" style:family="table-cell">
      <style:table-cell-properties fo:padding="0.097cm" fo:border="none"/>
    </style:style>
    <style:style style:name="Tabla1.A5" style:family="table-cell">
      <style:table-cell-properties style:border-line-width-bottom="0.028cm 0.028cm 0.028cm" fo:padding="0.097cm" fo:border-left="none" fo:border-right="none" fo:border-top="none" fo:border-bottom="2.4pt double #0000ff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399cm" style:rel-column-width="13102*"/>
    </style:style>
    <style:style style:name="Tabla2.B" style:family="table-column">
      <style:table-column-properties style:column-width="3.621cm" style:rel-column-width="13959*"/>
    </style:style>
    <style:style style:name="Tabla2.C" style:family="table-column">
      <style:table-column-properties style:column-width="3.951cm" style:rel-column-width="15231*"/>
    </style:style>
    <style:style style:name="Tabla2.D" style:family="table-column">
      <style:table-column-properties style:column-width="1.693cm" style:rel-column-width="6527*"/>
    </style:style>
    <style:style style:name="Tabla2.E" style:family="table-column">
      <style:table-column-properties style:column-width="4.336cm" style:rel-column-width="16716*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cccccc" fo:padding="0.097cm" fo:border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517cm" style:rel-column-width="5847*"/>
    </style:style>
    <style:style style:name="Tabla3.B" style:family="table-column">
      <style:table-column-properties style:column-width="1.693cm" style:rel-column-width="6527*"/>
    </style:style>
    <style:style style:name="Tabla3.C" style:family="table-column">
      <style:table-column-properties style:column-width="7.938cm" style:rel-column-width="30598*"/>
    </style:style>
    <style:style style:name="Tabla3.D" style:family="table-column">
      <style:table-column-properties style:column-width="5.853cm" style:rel-column-width="22563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cccccc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552cm" style:rel-column-width="5983*"/>
    </style:style>
    <style:style style:name="Tabla4.B" style:family="table-column">
      <style:table-column-properties style:column-width="7.761cm" style:rel-column-width="29918*"/>
    </style:style>
    <style:style style:name="Tabla4.C" style:family="table-column">
      <style:table-column-properties style:column-width="7.687cm" style:rel-column-width="29634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cccccc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04e969"/>
    </style:style>
    <style:style style:name="P2" style:family="paragraph" style:parent-style-name="Tablas">
      <style:text-properties officeooo:paragraph-rsid="000784ee"/>
    </style:style>
    <style:style style:name="P3" style:family="paragraph" style:parent-style-name="Tablas">
      <style:text-properties officeooo:rsid="000784ee" officeooo:paragraph-rsid="000784ee"/>
    </style:style>
    <style:style style:name="P4" style:family="paragraph" style:parent-style-name="Tablas">
      <style:text-properties officeooo:rsid="0004e969"/>
    </style:style>
    <style:style style:name="P5" style:family="paragraph" style:parent-style-name="Tabla_20_de_20_contenidos">
      <style:text-properties officeooo:rsid="000784ee"/>
    </style:style>
    <style:style style:name="P6" style:family="paragraph" style:parent-style-name="Título_20_tabla">
      <style:text-properties officeooo:rsid="000784ee" officeooo:paragraph-rsid="000784ee"/>
    </style:style>
    <style:style style:name="P7" style:family="paragraph" style:parent-style-name="Cuerpo">
      <style:text-properties officeooo:paragraph-rsid="000ab8b1"/>
    </style:style>
    <style:style style:name="P8" style:family="paragraph" style:parent-style-name="Cuerpo">
      <style:text-properties officeooo:paragraph-rsid="000b018d"/>
    </style:style>
    <style:style style:name="P9" style:family="paragraph" style:parent-style-name="Cuerpo">
      <style:text-properties officeooo:paragraph-rsid="000bd6a1"/>
    </style:style>
    <style:style style:name="P10" style:family="paragraph" style:parent-style-name="Cuerpo">
      <style:text-properties officeooo:paragraph-rsid="000c3575"/>
    </style:style>
    <style:style style:name="P11" style:family="paragraph" style:parent-style-name="Cuerpo">
      <style:text-properties officeooo:paragraph-rsid="000d4b46"/>
    </style:style>
    <style:style style:name="P12" style:family="paragraph" style:parent-style-name="Cuerpo">
      <style:text-properties officeooo:paragraph-rsid="000d946c"/>
    </style:style>
    <style:style style:name="P13" style:family="paragraph" style:parent-style-name="Cuerpo">
      <style:text-properties officeooo:paragraph-rsid="000f8842"/>
    </style:style>
    <style:style style:name="P14" style:family="paragraph" style:parent-style-name="Cuerpo">
      <style:text-properties officeooo:paragraph-rsid="00102673"/>
    </style:style>
    <style:style style:name="P15" style:family="paragraph" style:parent-style-name="Cuerpo">
      <style:text-properties officeooo:paragraph-rsid="00112da1"/>
    </style:style>
    <style:style style:name="P16" style:family="paragraph" style:parent-style-name="Cuerpo">
      <style:text-properties officeooo:paragraph-rsid="001168f3"/>
    </style:style>
    <style:style style:name="P17" style:family="paragraph" style:parent-style-name="Cuerpo">
      <style:text-properties officeooo:paragraph-rsid="00120b09"/>
    </style:style>
    <style:style style:name="P18" style:family="paragraph" style:parent-style-name="Subtitulo">
      <style:text-properties officeooo:rsid="0004e969" officeooo:paragraph-rsid="0004e969"/>
    </style:style>
    <style:style style:name="P19" style:family="paragraph" style:parent-style-name="Table_20_Contents">
      <style:paragraph-properties fo:text-align="justify" style:justify-single-word="false"/>
      <style:text-properties style:font-name="Bitstream Charter" fo:font-size="10pt" officeooo:rsid="000784ee" officeooo:paragraph-rsid="000784ee" style:font-size-asian="10.5pt"/>
    </style:style>
    <style:style style:name="P20" style:family="paragraph" style:parent-style-name="Nivel2">
      <style:text-properties officeooo:paragraph-rsid="000ab8b1"/>
    </style:style>
    <style:style style:name="P21" style:family="paragraph" style:parent-style-name="Nivel2">
      <style:text-properties officeooo:paragraph-rsid="000bd6a1"/>
    </style:style>
    <style:style style:name="P22" style:family="paragraph" style:parent-style-name="Nivel2">
      <style:text-properties officeooo:paragraph-rsid="000c3575"/>
    </style:style>
    <style:style style:name="P23" style:family="paragraph" style:parent-style-name="Nivel2">
      <style:text-properties officeooo:paragraph-rsid="000d946c"/>
    </style:style>
    <style:style style:name="P24" style:family="paragraph" style:parent-style-name="Nivel2">
      <style:text-properties officeooo:paragraph-rsid="000f8842"/>
    </style:style>
    <style:style style:name="P25" style:family="paragraph" style:parent-style-name="Nivel2">
      <style:text-properties officeooo:paragraph-rsid="00102673"/>
    </style:style>
    <style:style style:name="P26" style:family="paragraph" style:parent-style-name="Nivel2">
      <style:text-properties officeooo:paragraph-rsid="00112da1"/>
    </style:style>
    <style:style style:name="P27" style:family="paragraph" style:parent-style-name="Nivel2">
      <style:text-properties officeooo:paragraph-rsid="001168f3"/>
    </style:style>
    <style:style style:name="P28" style:family="paragraph" style:parent-style-name="Nivel2">
      <style:text-properties officeooo:paragraph-rsid="00120b09"/>
    </style:style>
    <style:style style:name="P29" style:family="paragraph" style:parent-style-name="Subtitulo">
      <style:text-properties officeooo:rsid="000ab8b1" officeooo:paragraph-rsid="000ab8b1"/>
    </style:style>
    <style:style style:name="P30" style:family="paragraph" style:parent-style-name="Titulo" style:master-page-name="Portada">
      <style:paragraph-properties style:page-number="auto"/>
      <style:text-properties officeooo:rsid="0004e969" officeooo:paragraph-rsid="0004e969"/>
    </style:style>
    <style:style style:name="P31" style:family="paragraph" style:parent-style-name="Nivel3">
      <style:paragraph-properties>
        <style:tab-stops>
          <style:tab-stop style:position="16.401cm" style:type="right" style:leader-style="dotted" style:leader-text="."/>
        </style:tab-stops>
      </style:paragraph-properties>
    </style:style>
    <style:style style:name="P32" style:family="paragraph" style:parent-style-name="Table_20_Contents">
      <style:paragraph-properties fo:text-align="justify" style:justify-single-word="false"/>
      <style:text-properties style:font-name="Bitstream Charter" fo:font-size="10pt" officeooo:rsid="000ab8b1" officeooo:paragraph-rsid="000ab8b1" style:font-size-asian="10.5pt"/>
    </style:style>
    <style:style style:name="P33" style:family="paragraph" style:parent-style-name="Table_20_Contents">
      <style:paragraph-properties fo:text-align="justify" style:justify-single-word="false"/>
      <style:text-properties style:font-name="Bitstream Charter" fo:font-size="10pt" officeooo:rsid="000ab8b1" officeooo:paragraph-rsid="0026b9fe" style:font-size-asian="10.5pt"/>
    </style:style>
    <style:style style:name="P34" style:family="paragraph" style:parent-style-name="Nivel2">
      <style:text-properties officeooo:rsid="000ab8b1" officeooo:paragraph-rsid="000ab8b1"/>
    </style:style>
    <style:style style:name="P35" style:family="paragraph" style:parent-style-name="Nivel2">
      <style:text-properties officeooo:rsid="000bd6a1" officeooo:paragraph-rsid="000bd6a1"/>
    </style:style>
    <style:style style:name="P36" style:family="paragraph" style:parent-style-name="Nivel2">
      <style:text-properties officeooo:rsid="000d4b46" officeooo:paragraph-rsid="000d4b46"/>
    </style:style>
    <style:style style:name="P37" style:family="paragraph" style:parent-style-name="Nivel2">
      <style:text-properties officeooo:rsid="000f8842" officeooo:paragraph-rsid="000f8842"/>
    </style:style>
    <style:style style:name="P38" style:family="paragraph" style:parent-style-name="Nivel2">
      <style:text-properties officeooo:rsid="00112da1" officeooo:paragraph-rsid="00112da1"/>
    </style:style>
    <style:style style:name="P39" style:family="paragraph" style:parent-style-name="Nivel2">
      <style:text-properties officeooo:rsid="00120b09" officeooo:paragraph-rsid="00120b09"/>
    </style:style>
    <style:style style:name="P40" style:family="paragraph" style:parent-style-name="Nivel2">
      <style:paragraph-properties>
        <style:tab-stops>
          <style:tab-stop style:position="16.6cm" style:type="right" style:leader-style="dotted" style:leader-text="."/>
        </style:tab-stops>
      </style:paragraph-properties>
    </style:style>
    <style:style style:name="P41" style:family="paragraph" style:parent-style-name="Nivel2">
      <style:text-properties officeooo:paragraph-rsid="00145d70"/>
    </style:style>
    <style:style style:name="P42" style:family="paragraph" style:parent-style-name="Nivel2">
      <style:text-properties officeooo:paragraph-rsid="001463ec"/>
    </style:style>
    <style:style style:name="P43" style:family="paragraph" style:parent-style-name="Nivel2">
      <style:text-properties officeooo:paragraph-rsid="0017ffcc"/>
    </style:style>
    <style:style style:name="P44" style:family="paragraph" style:parent-style-name="Nivel2">
      <style:text-properties officeooo:paragraph-rsid="00193cd7"/>
    </style:style>
    <style:style style:name="P45" style:family="paragraph" style:parent-style-name="Nivel2">
      <style:text-properties officeooo:paragraph-rsid="001a8865"/>
    </style:style>
    <style:style style:name="P46" style:family="paragraph" style:parent-style-name="Nivel2">
      <style:text-properties officeooo:paragraph-rsid="001cd6d7"/>
    </style:style>
    <style:style style:name="P47" style:family="paragraph" style:parent-style-name="Nivel2">
      <style:text-properties officeooo:rsid="000784ee" officeooo:paragraph-rsid="001dbb71"/>
    </style:style>
    <style:style style:name="P48" style:family="paragraph" style:parent-style-name="Nivel2">
      <style:text-properties officeooo:paragraph-rsid="001f4748"/>
    </style:style>
    <style:style style:name="P49" style:family="paragraph" style:parent-style-name="Nivel2">
      <style:text-properties officeooo:paragraph-rsid="001f5e43"/>
    </style:style>
    <style:style style:name="P50" style:family="paragraph" style:parent-style-name="Nivel2">
      <style:text-properties officeooo:paragraph-rsid="00213276"/>
    </style:style>
    <style:style style:name="P51" style:family="paragraph" style:parent-style-name="Nivel2">
      <style:text-properties officeooo:paragraph-rsid="00232c37"/>
    </style:style>
    <style:style style:name="P52" style:family="paragraph" style:parent-style-name="Nivel2">
      <style:text-properties officeooo:paragraph-rsid="002519d1"/>
    </style:style>
    <style:style style:name="P53" style:family="paragraph" style:parent-style-name="Nivel2" style:master-page-name="Pagina">
      <style:paragraph-properties style:page-number="auto"/>
      <style:text-properties officeooo:rsid="000f8842" officeooo:paragraph-rsid="000f8842"/>
    </style:style>
    <style:style style:name="P54" style:family="paragraph" style:parent-style-name="Nivel2" style:master-page-name="Pagina">
      <style:paragraph-properties style:page-number="auto"/>
      <style:text-properties officeooo:paragraph-rsid="00126985"/>
    </style:style>
    <style:style style:name="P55" style:family="paragraph" style:parent-style-name="Nivel2" style:master-page-name="Pagina">
      <style:paragraph-properties style:page-number="auto"/>
      <style:text-properties officeooo:paragraph-rsid="001463ec"/>
    </style:style>
    <style:style style:name="P56" style:family="paragraph" style:parent-style-name="Nivel2" style:master-page-name="Pagina">
      <style:paragraph-properties style:page-number="auto"/>
      <style:text-properties officeooo:paragraph-rsid="001a0f4a"/>
    </style:style>
    <style:style style:name="P57" style:family="paragraph" style:parent-style-name="Nivel2">
      <style:paragraph-properties fo:margin-left="0cm" fo:margin-right="0cm" fo:text-indent="0cm" style:auto-text-indent="false"/>
      <style:text-properties officeooo:paragraph-rsid="000f8842"/>
    </style:style>
    <style:style style:name="P58" style:family="paragraph" style:parent-style-name="Nivel1" style:master-page-name="PrimeraPagina">
      <style:paragraph-properties style:page-number="auto"/>
    </style:style>
    <style:style style:name="P59" style:family="paragraph" style:parent-style-name="Nivel1" style:master-page-name="Pagina">
      <style:paragraph-properties style:page-number="auto"/>
      <style:text-properties officeooo:rsid="000784ee" officeooo:paragraph-rsid="000784ee"/>
    </style:style>
    <style:style style:name="P60" style:family="paragraph" style:parent-style-name="Nivel1">
      <style:text-properties officeooo:rsid="000ab8b1" officeooo:paragraph-rsid="000ab8b1"/>
    </style:style>
    <style:style style:name="P61" style:family="paragraph" style:parent-style-name="Nivel1" style:master-page-name="Pagina">
      <style:paragraph-properties fo:margin-left="0cm" fo:margin-right="0cm" fo:text-indent="0cm" style:auto-text-indent="false" style:page-number="auto"/>
      <style:text-properties officeooo:rsid="000784ee" officeooo:paragraph-rsid="000ab8b1"/>
    </style:style>
    <style:style style:name="P62" style:family="paragraph" style:parent-style-name="Título_20_tabla" style:master-page-name="PrimeraPagina">
      <style:paragraph-properties style:page-number="auto"/>
      <style:text-properties officeooo:rsid="000784ee" officeooo:paragraph-rsid="000784ee"/>
    </style:style>
    <style:style style:name="P63" style:family="paragraph" style:parent-style-name="Cuerpo">
      <style:text-properties officeooo:rsid="000ab8b1" officeooo:paragraph-rsid="000ab8b1"/>
    </style:style>
    <style:style style:name="P64" style:family="paragraph" style:parent-style-name="Cuerpo">
      <style:text-properties officeooo:rsid="000b018d" officeooo:paragraph-rsid="000bd6a1"/>
    </style:style>
    <style:style style:name="P65" style:family="paragraph" style:parent-style-name="Cuerpo">
      <style:text-properties officeooo:rsid="000b018d" officeooo:paragraph-rsid="000b018d"/>
    </style:style>
    <style:style style:name="P66" style:family="paragraph" style:parent-style-name="Cuerpo">
      <style:text-properties officeooo:rsid="000bd6a1" officeooo:paragraph-rsid="000bd6a1"/>
    </style:style>
    <style:style style:name="P67" style:family="paragraph" style:parent-style-name="Cuerpo">
      <style:text-properties officeooo:rsid="000d4b46" officeooo:paragraph-rsid="000d4b46"/>
    </style:style>
    <style:style style:name="P68" style:family="paragraph" style:parent-style-name="Cuerpo">
      <style:text-properties officeooo:rsid="000f8842" officeooo:paragraph-rsid="000f8842"/>
    </style:style>
    <style:style style:name="P69" style:family="paragraph" style:parent-style-name="Cuerpo">
      <style:text-properties officeooo:rsid="00112da1" officeooo:paragraph-rsid="00112da1"/>
    </style:style>
    <style:style style:name="P70" style:family="paragraph" style:parent-style-name="Cuerpo">
      <style:text-properties officeooo:rsid="00120b09" officeooo:paragraph-rsid="00120b09"/>
    </style:style>
    <style:style style:name="P71" style:family="paragraph" style:parent-style-name="Cuerpo">
      <style:text-properties officeooo:paragraph-rsid="00126985"/>
    </style:style>
    <style:style style:name="P72" style:family="paragraph" style:parent-style-name="Cuerpo">
      <style:text-properties officeooo:paragraph-rsid="000d946c"/>
    </style:style>
    <style:style style:name="P73" style:family="paragraph" style:parent-style-name="Cuerpo">
      <style:text-properties officeooo:paragraph-rsid="00145d70"/>
    </style:style>
    <style:style style:name="P74" style:family="paragraph" style:parent-style-name="Cuerpo">
      <style:text-properties officeooo:paragraph-rsid="001463ec"/>
    </style:style>
    <style:style style:name="P75" style:family="paragraph" style:parent-style-name="Cuerpo">
      <style:text-properties officeooo:paragraph-rsid="0017ffcc"/>
    </style:style>
    <style:style style:name="P76" style:family="paragraph" style:parent-style-name="Cuerpo">
      <style:text-properties officeooo:paragraph-rsid="00193cd7"/>
    </style:style>
    <style:style style:name="P77" style:family="paragraph" style:parent-style-name="Cuerpo">
      <style:text-properties officeooo:paragraph-rsid="001168f3"/>
    </style:style>
    <style:style style:name="P78" style:family="paragraph" style:parent-style-name="Cuerpo">
      <style:text-properties officeooo:paragraph-rsid="001a0f4a"/>
    </style:style>
    <style:style style:name="P79" style:family="paragraph" style:parent-style-name="Cuerpo">
      <style:text-properties officeooo:paragraph-rsid="001ae986"/>
    </style:style>
    <style:style style:name="P80" style:family="paragraph" style:parent-style-name="Cuerpo">
      <style:text-properties officeooo:paragraph-rsid="001cd6d7"/>
    </style:style>
    <style:style style:name="P81" style:family="paragraph" style:parent-style-name="Cuerpo">
      <style:text-properties officeooo:paragraph-rsid="001d77be"/>
    </style:style>
    <style:style style:name="P82" style:family="paragraph" style:parent-style-name="Cuerpo">
      <style:text-properties officeooo:paragraph-rsid="001dbb71"/>
    </style:style>
    <style:style style:name="P83" style:family="paragraph" style:parent-style-name="Cuerpo">
      <style:text-properties officeooo:paragraph-rsid="001f4748"/>
    </style:style>
    <style:style style:name="P84" style:family="paragraph" style:parent-style-name="Cuerpo">
      <style:text-properties officeooo:paragraph-rsid="001f5e43"/>
    </style:style>
    <style:style style:name="P85" style:family="paragraph" style:parent-style-name="Cuerpo">
      <style:text-properties officeooo:paragraph-rsid="00213276"/>
    </style:style>
    <style:style style:name="P86" style:family="paragraph" style:parent-style-name="Cuerpo">
      <style:text-properties officeooo:paragraph-rsid="0023c104"/>
    </style:style>
    <style:style style:name="P87" style:family="paragraph" style:parent-style-name="Cuerpo">
      <style:text-properties officeooo:paragraph-rsid="002519d1"/>
    </style:style>
    <style:style style:name="P88" style:family="paragraph" style:parent-style-name="Cuerpo" style:master-page-name="Pagina">
      <style:paragraph-properties style:page-number="auto"/>
      <style:text-properties officeooo:rsid="000b018d" officeooo:paragraph-rsid="000b018d"/>
    </style:style>
    <style:style style:name="P89" style:family="paragraph" style:parent-style-name="Tablas">
      <style:text-properties officeooo:rsid="000ab8b1" officeooo:paragraph-rsid="000ab8b1"/>
    </style:style>
    <style:style style:name="P90" style:family="paragraph" style:parent-style-name="Tablas">
      <style:text-properties officeooo:paragraph-rsid="0026b9fe"/>
    </style:style>
    <style:style style:name="P91" style:family="paragraph" style:parent-style-name="Tablas">
      <style:text-properties officeooo:rsid="000784ee" officeooo:paragraph-rsid="0026b9fe"/>
    </style:style>
    <style:style style:name="T1" style:family="text">
      <style:text-properties fo:font-variant="normal" fo:text-transform="none" fo:font-size="7pt" fo:letter-spacing="normal" fo:font-style="normal" fo:font-weight="normal" style:font-size-asian="7pt" style:font-size-complex="7pt"/>
    </style:style>
    <style:style style:name="T2" style:family="text">
      <style:text-properties fo:font-variant="normal" fo:text-transform="none" fo:font-size="10pt" fo:letter-spacing="normal" fo:font-style="normal" fo:font-weight="normal" style:font-size-asian="8.75pt" style:font-size-complex="10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style:font-name="Bitstream Charter1" fo:font-size="10pt" style:font-size-asian="8.75pt" style:font-size-complex="10pt"/>
    </style:style>
    <style:style style:name="T5" style:family="text">
      <style:text-properties officeooo:rsid="000ab8b1"/>
    </style:style>
    <style:style style:name="T6" style:family="text">
      <style:text-properties officeooo:rsid="000b018d"/>
    </style:style>
    <style:style style:name="T7" style:family="text">
      <style:text-properties officeooo:rsid="000bd6a1"/>
    </style:style>
    <style:style style:name="T8" style:family="text">
      <style:text-properties fo:font-weight="normal" officeooo:rsid="000bd6a1" style:font-weight-asian="normal" style:font-weight-complex="normal"/>
    </style:style>
    <style:style style:name="T9" style:family="text">
      <style:text-properties fo:font-weight="normal" officeooo:rsid="000c3575" style:font-weight-asian="normal" style:font-weight-complex="normal"/>
    </style:style>
    <style:style style:name="T10" style:family="text">
      <style:text-properties fo:font-weight="normal" officeooo:rsid="000d946c" style:font-weight-asian="normal" style:font-weight-complex="normal"/>
    </style:style>
    <style:style style:name="T11" style:family="text">
      <style:text-properties fo:font-weight="normal" officeooo:rsid="000f8842" style:font-weight-asian="normal" style:font-weight-complex="normal"/>
    </style:style>
    <style:style style:name="T12" style:family="text">
      <style:text-properties fo:font-weight="normal" officeooo:rsid="00102673" style:font-weight-asian="normal" style:font-weight-complex="normal"/>
    </style:style>
    <style:style style:name="T13" style:family="text">
      <style:text-properties fo:font-weight="normal" officeooo:rsid="00112da1" style:font-weight-asian="normal" style:font-weight-complex="normal"/>
    </style:style>
    <style:style style:name="T14" style:family="text">
      <style:text-properties fo:font-weight="normal" officeooo:rsid="001168f3" style:font-weight-asian="normal" style:font-weight-complex="normal"/>
    </style:style>
    <style:style style:name="T15" style:family="text">
      <style:text-properties fo:font-weight="normal" officeooo:rsid="00120b09" style:font-weight-asian="normal" style:font-weight-complex="normal"/>
    </style:style>
    <style:style style:name="T16" style:family="text">
      <style:text-properties fo:font-weight="normal" officeooo:rsid="00145d70" style:font-weight-asian="normal" style:font-weight-complex="normal"/>
    </style:style>
    <style:style style:name="T17" style:family="text">
      <style:text-properties fo:font-weight="normal" officeooo:rsid="001463ec" style:font-weight-asian="normal" style:font-weight-complex="normal"/>
    </style:style>
    <style:style style:name="T18" style:family="text">
      <style:text-properties fo:font-weight="normal" officeooo:rsid="0017ffcc" style:font-weight-asian="normal" style:font-weight-complex="normal"/>
    </style:style>
    <style:style style:name="T19" style:family="text">
      <style:text-properties fo:font-weight="normal" officeooo:rsid="00193cd7" style:font-weight-asian="normal" style:font-weight-complex="normal"/>
    </style:style>
    <style:style style:name="T20" style:family="text">
      <style:text-properties fo:font-weight="normal" officeooo:rsid="001a8865" style:font-weight-asian="normal" style:font-weight-complex="normal"/>
    </style:style>
    <style:style style:name="T21" style:family="text">
      <style:text-properties fo:font-weight="normal" officeooo:rsid="001ae986" style:font-weight-asian="normal" style:font-weight-complex="normal"/>
    </style:style>
    <style:style style:name="T22" style:family="text">
      <style:text-properties fo:font-weight="normal" officeooo:rsid="001cd6d7" style:font-weight-asian="normal" style:font-weight-complex="normal"/>
    </style:style>
    <style:style style:name="T23" style:family="text">
      <style:text-properties fo:font-weight="normal" officeooo:rsid="001d77be" style:font-weight-asian="normal" style:font-weight-complex="normal"/>
    </style:style>
    <style:style style:name="T24" style:family="text">
      <style:text-properties fo:font-weight="normal" officeooo:rsid="001f4748" style:font-weight-asian="normal" style:font-weight-complex="normal"/>
    </style:style>
    <style:style style:name="T25" style:family="text">
      <style:text-properties fo:font-weight="normal" officeooo:rsid="001f5e43" style:font-weight-asian="normal" style:font-weight-complex="normal"/>
    </style:style>
    <style:style style:name="T26" style:family="text">
      <style:text-properties fo:font-weight="normal" officeooo:rsid="00213276" style:font-weight-asian="normal" style:font-weight-complex="normal"/>
    </style:style>
    <style:style style:name="T27" style:family="text">
      <style:text-properties fo:font-weight="normal" officeooo:rsid="00232c37" style:font-weight-asian="normal" style:font-weight-complex="normal"/>
    </style:style>
    <style:style style:name="T28" style:family="text">
      <style:text-properties fo:font-weight="normal" officeooo:rsid="0023c104" style:font-weight-asian="normal" style:font-weight-complex="normal"/>
    </style:style>
    <style:style style:name="T29" style:family="text">
      <style:text-properties fo:font-weight="normal" officeooo:rsid="002519d1" style:font-weight-asian="normal" style:font-weight-complex="normal"/>
    </style:style>
    <style:style style:name="T30" style:family="text">
      <style:text-properties officeooo:rsid="000c3575"/>
    </style:style>
    <style:style style:name="T31" style:family="text">
      <style:text-properties officeooo:rsid="000d4b46"/>
    </style:style>
    <style:style style:name="T32" style:family="text">
      <style:text-properties officeooo:rsid="000d946c"/>
    </style:style>
    <style:style style:name="T33" style:family="text">
      <style:text-properties officeooo:rsid="000f8842"/>
    </style:style>
    <style:style style:name="T34" style:family="text">
      <style:text-properties officeooo:rsid="00102673"/>
    </style:style>
    <style:style style:name="T35" style:family="text">
      <style:text-properties officeooo:rsid="00112da1"/>
    </style:style>
    <style:style style:name="T36" style:family="text">
      <style:text-properties officeooo:rsid="001168f3"/>
    </style:style>
    <style:style style:name="T37" style:family="text">
      <style:text-properties officeooo:rsid="00120b09"/>
    </style:style>
    <style:style style:name="T38" style:family="text">
      <style:text-properties officeooo:rsid="00126985"/>
    </style:style>
    <style:style style:name="T39" style:family="text">
      <style:text-properties officeooo:rsid="00145d70"/>
    </style:style>
    <style:style style:name="T40" style:family="text">
      <style:text-properties officeooo:rsid="001463ec"/>
    </style:style>
    <style:style style:name="T41" style:family="text">
      <style:text-properties officeooo:rsid="0017ffcc"/>
    </style:style>
    <style:style style:name="T42" style:family="text">
      <style:text-properties officeooo:rsid="00193cd7"/>
    </style:style>
    <style:style style:name="T43" style:family="text">
      <style:text-properties officeooo:rsid="001a0f4a"/>
    </style:style>
    <style:style style:name="T44" style:family="text">
      <style:text-properties officeooo:rsid="001ae986"/>
    </style:style>
    <style:style style:name="T45" style:family="text">
      <style:text-properties officeooo:rsid="001d77be"/>
    </style:style>
    <style:style style:name="T46" style:family="text">
      <style:text-properties officeooo:rsid="001dbb71"/>
    </style:style>
    <style:style style:name="T47" style:family="text">
      <style:text-properties officeooo:rsid="001f4748"/>
    </style:style>
    <style:style style:name="T48" style:family="text">
      <style:text-properties officeooo:rsid="001f5e43"/>
    </style:style>
    <style:style style:name="T49" style:family="text">
      <style:text-properties officeooo:rsid="00213276"/>
    </style:style>
    <style:style style:name="T50" style:family="text">
      <style:text-properties officeooo:rsid="0023c104"/>
    </style:style>
    <style:style style:name="T51" style:family="text">
      <style:text-properties officeooo:rsid="002519d1"/>
    </style:style>
    <style:style style:name="T52" style:family="text">
      <style:text-properties officeooo:rsid="0026b9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ecoRaee – B4</text:p>
      <text:p text:style-name="P29">Informe de procesos similares</text:p>
      <text:p text:style-name="P1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Identificador del documento:</text:p>
          </table:table-cell>
          <table:table-cell table:style-name="Tabla1.B1" office:value-type="string">
            <text:p text:style-name="P89">T0.2.2</text:p>
          </table:table-cell>
        </table:table-row>
        <table:table-row>
          <table:table-cell table:style-name="Tabla1.A2" office:value-type="string">
            <text:p text:style-name="P3">Fecha:</text:p>
          </table:table-cell>
          <table:table-cell table:style-name="Tabla1.A2" office:value-type="string">
            <text:p text:style-name="P89">18/10/2013</text:p>
          </table:table-cell>
        </table:table-row>
        <table:table-row>
          <table:table-cell table:style-name="Tabla1.A2" office:value-type="string">
            <text:p text:style-name="P3">Actividad:</text:p>
          </table:table-cell>
          <table:table-cell table:style-name="Tabla1.A2" office:value-type="string">
            <text:p text:style-name="P89">Elaboración de un informe de procesos similares a ecoRaee</text:p>
          </table:table-cell>
        </table:table-row>
        <table:table-row>
          <table:table-cell table:style-name="Tabla1.A2" office:value-type="string">
            <text:p text:style-name="P3">Estado del documento:</text:p>
          </table:table-cell>
          <table:table-cell table:style-name="Tabla1.A2" office:value-type="string">
            <text:p text:style-name="P89">En</text:p>
          </table:table-cell>
        </table:table-row>
        <table:table-row>
          <table:table-cell table:style-name="Tabla1.A5" office:value-type="string">
            <text:p text:style-name="P3">Enlace del documento:</text:p>
          </table:table-cell>
          <table:table-cell table:style-name="Tabla1.A5" office:value-type="string">
            <text:p text:style-name="Tablas"/>
          </table:table-cell>
        </table:table-row>
      </table:table>
      <text:p text:style-name="P4"/>
      <text:p text:style-name="P62">Datos de la entrega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2"/>
          </table:table-cell>
          <table:table-cell table:style-name="Tabla2.B1" office:value-type="string">
            <text:p text:style-name="P3">Nombre</text:p>
          </table:table-cell>
          <table:table-cell table:style-name="Tabla2.B1" office:value-type="string">
            <text:p text:style-name="P3">Compañía / Actividad</text:p>
          </table:table-cell>
          <table:table-cell table:style-name="Tabla2.B1" office:value-type="string">
            <text:p text:style-name="P3">Fecha</text:p>
          </table:table-cell>
          <table:table-cell table:style-name="Tabla2.E1" office:value-type="string">
            <text:p text:style-name="P3">Firma</text:p>
          </table:table-cell>
        </table:table-row>
        <table:table-row>
          <table:table-cell table:style-name="Tabla2.B1" office:value-type="string">
            <text:p text:style-name="P3"/>
            <text:p text:style-name="P3">Autor</text:p>
            <text:p text:style-name="P3"/>
          </table:table-cell>
          <table:table-cell table:style-name="Tabla2.B2" office:value-type="string">
            <text:p text:style-name="P90"><text:span text:style-name="T52">Silvia Carrera</text:span></text:p>
          </table:table-cell>
          <table:table-cell table:style-name="Tabla2.C5" office:value-type="string">
            <text:p text:style-name="P90"><text:span text:style-name="T52">B4</text:span></text:p>
          </table:table-cell>
          <table:table-cell table:style-name="Tabla2.D2" office:value-type="string">
            <text:p text:style-name="P91"><text:span text:style-name="T52">21/10/13</text:span></text:p>
          </table:table-cell>
          <table:table-cell table:style-name="Tabla2.E2" office:value-type="string">
            <text:p text:style-name="P2"/>
          </table:table-cell>
        </table:table-row>
        <table:table-row>
          <table:table-cell table:style-name="Tabla2.A3" office:value-type="string">
            <text:p text:style-name="P3"/>
            <text:p text:style-name="P3">Verificado por</text:p>
            <text:p text:style-name="P3"/>
          </table:table-cell>
          <table:table-cell table:style-name="Tabla2.B3" office:value-type="string">
            <text:p text:style-name="P2"/>
          </table:table-cell>
          <table:table-cell table:style-name="Tabla2.C5" office:value-type="string">
            <text:p text:style-name="P2"/>
          </table:table-cell>
          <table:table-cell table:style-name="Tabla2.D3" office:value-type="string">
            <text:p text:style-name="P2"/>
          </table:table-cell>
          <table:table-cell table:style-name="Tabla2.E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3"/>
            <text:p text:style-name="P3">Revisado por</text:p>
            <text:p text:style-name="P3"/>
          </table:table-cell>
          <table:table-cell table:style-name="Tabla2.B4" office:value-type="string">
            <text:p text:style-name="P2"/>
          </table:table-cell>
          <table:table-cell table:style-name="Tabla2.C5" office:value-type="string">
            <text:p text:style-name="P2"/>
          </table:table-cell>
          <table:table-cell table:style-name="Tabla2.D4" office:value-type="string">
            <text:p text:style-name="P2"/>
          </table:table-cell>
          <table:table-cell table:style-name="Tabla2.E4" office:value-type="string">
            <text:p text:style-name="P2"/>
          </table:table-cell>
        </table:table-row>
        <table:table-row>
          <table:table-cell table:style-name="Tabla2.A3" office:value-type="string">
            <text:p text:style-name="P3"/>
            <text:p text:style-name="P3">Aprobado por</text:p>
            <text:p text:style-name="P3"/>
          </table:table-cell>
          <table:table-cell table:style-name="Tabla2.B5" office:value-type="string">
            <text:p text:style-name="P2"/>
          </table:table-cell>
          <table:table-cell table:style-name="Tabla2.C5" office:value-type="string">
            <text:p text:style-name="P2"/>
          </table:table-cell>
          <table:table-cell table:style-name="Tabla2.D5" office:value-type="string">
            <text:p text:style-name="P2"/>
          </table:table-cell>
          <table:table-cell table:style-name="Tabla2.E5" office:value-type="string">
            <text:p text:style-name="P2"/>
          </table:table-cell>
        </table:table-row>
      </table:table>
      <text:p text:style-name="P3"/>
      <text:p text:style-name="P3"/>
      <text:p text:style-name="P3"/>
      <text:p text:style-name="P3"/>
      <text:p text:style-name="P6"/>
      <text:p text:style-name="P6">Log del documento</text:p>
      <text:p text:style-name="P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9">Versión</text:p>
          </table:table-cell>
          <table:table-cell table:style-name="Tabla3.A1" office:value-type="string">
            <text:p text:style-name="P19">Fecha</text:p>
          </table:table-cell>
          <table:table-cell table:style-name="Tabla3.A1" office:value-type="string">
            <text:p text:style-name="P19">Comentario</text:p>
          </table:table-cell>
          <table:table-cell table:style-name="Tabla3.D1" office:value-type="string">
            <text:p text:style-name="P19">Autor</text:p>
          </table:table-cell>
        </table:table-row>
        <table:table-row>
          <table:table-cell table:style-name="Tabla3.A3" office:value-type="string">
            <text:p text:style-name="P32">V0</text:p>
          </table:table-cell>
          <table:table-cell table:style-name="Tabla3.B3" office:value-type="string">
            <text:p text:style-name="P32">18/10/13</text:p>
          </table:table-cell>
          <table:table-cell table:style-name="Tabla3.C3" office:value-type="string">
            <text:p text:style-name="P32">Comienzo de la elaboración del documento</text:p>
          </table:table-cell>
          <table:table-cell table:style-name="Tabla3.D3" office:value-type="string">
            <text:p text:style-name="P32">Silvia Carrera</text:p>
          </table:table-cell>
        </table:table-row>
        <table:table-row>
          <table:table-cell table:style-name="Tabla3.A3" office:value-type="string">
            <text:p text:style-name="P33"><text:span text:style-name="T52">V1</text:span></text:p>
          </table:table-cell>
          <table:table-cell table:style-name="Tabla3.B3" office:value-type="string">
            <text:p text:style-name="P33"><text:span text:style-name="T52">21/10/13</text:span></text:p>
          </table:table-cell>
          <table:table-cell table:style-name="Tabla3.C3" office:value-type="string">
            <text:p text:style-name="P33"><text:span text:style-name="T52">Finalización y maquetado del documento</text:span></text:p>
          </table:table-cell>
          <table:table-cell table:style-name="Tabla3.D3" office:value-type="string">
            <text:p text:style-name="P33"><text:span text:style-name="T52">Silvia Carrera</text:span></text:p>
          </table:table-cell>
        </table:table-row>
      </table:table>
      <text:p text:style-name="P3"/>
      <text:p text:style-name="P3"/>
      <text:p text:style-name="P6"/>
      <text:p text:style-name="P6"/>
      <text:p text:style-name="P6">Registro de cambios del documento</text:p>
      <text:p text:style-name="P6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">Versión</text:p>
          </table:table-cell>
          <table:table-cell table:style-name="Tabla4.A1" office:value-type="string">
            <text:p text:style-name="P3">Ítem</text:p>
          </table:table-cell>
          <table:table-cell table:style-name="Tabla4.C1" office:value-type="string">
            <text:p text:style-name="P3">Motivo del cambio</text:p>
          </table:table-cell>
        </table:table-row>
        <table:table-row>
          <table:table-cell table:style-name="Tabla4.A2" office:value-type="string">
            <text:p text:style-name="P2"/>
          </table:table-cell>
          <table:table-cell table:style-name="Tabla4.B2" office:value-type="string">
            <text:p text:style-name="P2"/>
          </table:table-cell>
          <table:table-cell table:style-name="Tabla4.C2" office:value-type="string">
            <text:p text:style-name="P2"/>
          </table:table-cell>
        </table:table-row>
      </table:table>
      <text:p text:style-name="P6"/>
      <text:table-of-content text:style-name="Sect1" text:protected="true" text:name="Índice de contenido1">
        <text:table-of-content-source text:outline-level="3" text:use-index-marks="false" text:use-index-source-styles="true">
          <text:index-title-template text:style-name="Nivel1">Tabla de contenidos</text:index-title-template>
          <text:table-of-content-entry-template text:outline-level="1" text:style-name="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ivel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</text:table-of-content-source>
        <text:index-body>
          <text:index-title text:style-name="Sect2" text:name="Índice de contenido1_Head">
            <text:p text:style-name="P58">Tabla de contenidos</text:p>
          </text:index-title>
          <text:p text:style-name="P40"><text:a xlink:type="simple" xlink:href="#__RefHeading__480_386585469" text:style-name="Index_20_Link" text:visited-style-name="Index_20_Link">1. Campañas de recogida de residuos:<text:tab/>5</text:a></text:p>
          <text:p text:style-name="P31"><text:a xlink:type="simple" xlink:href="#__RefHeading__1564_569182460" text:style-name="Index_20_Link" text:visited-style-name="Index_20_Link">1.1 Plan de recogida de residuos electrónicos en grandes superficies españolas:<text:tab/>5</text:a></text:p>
          <text:p text:style-name="P31"><text:a xlink:type="simple" xlink:href="#__RefHeading__1717_569182460" text:style-name="Index_20_Link" text:visited-style-name="Index_20_Link">1.2 Tecno Recicla 2013:<text:tab/>5</text:a></text:p>
          <text:p text:style-name="P31"><text:a xlink:type="simple" xlink:href="#__RefHeading__1719_569182460" text:style-name="Index_20_Link" text:visited-style-name="Index_20_Link">1.3 Campaña de recogida de residuos electrónicos en Argentina:<text:tab/>5</text:a></text:p>
          <text:p text:style-name="P31"><text:a xlink:type="simple" xlink:href="#__RefHeading__1721_569182460" text:style-name="Index_20_Link" text:visited-style-name="Index_20_Link">1.4 Campaña de recogida de residuos electrónicos en Colombia:<text:tab/>6</text:a></text:p>
          <text:p text:style-name="P31"><text:a xlink:type="simple" xlink:href="#__RefHeading__2247_571787939" text:style-name="Index_20_Link" text:visited-style-name="Index_20_Link">1.5 Campaña de recogida de residuos “Reciclatrón”:<text:tab/>6</text:a></text:p>
          <text:p text:style-name="P31"><text:a xlink:type="simple" xlink:href="#__RefHeading__2249_571787939" text:style-name="Index_20_Link" text:visited-style-name="Index_20_Link">1.6 Campaña de recogida de residuos eléctricos y electrónicos en la Universidad Autónoma de Baja California.<text:tab/>6</text:a></text:p>
          <text:p text:style-name="P31"><text:a xlink:type="simple" xlink:href="#__RefHeading__2251_571787939" text:style-name="Index_20_Link" text:visited-style-name="Index_20_Link">1.7 Mercado de trueque; basura por comida:<text:tab/>6</text:a></text:p>
          <text:p text:style-name="P31"><text:a xlink:type="simple" xlink:href="#__RefHeading__2898_571787939" text:style-name="Index_20_Link" text:visited-style-name="Index_20_Link">1.8 Programa RECIKLAGUNE:<text:tab/>7</text:a></text:p>
          <text:p text:style-name="P31"><text:a xlink:type="simple" xlink:href="#__RefHeading__2900_571787939" text:style-name="Index_20_Link" text:visited-style-name="Index_20_Link">1.9 Universidad Nacional del Nordeste:<text:tab/>7</text:a></text:p>
          <text:p text:style-name="P31"><text:a xlink:type="simple" xlink:href="#__RefHeading__2902_571787939" text:style-name="Index_20_Link" text:visited-style-name="Index_20_Link">1.10 Campaña “Mejora tu ambiente”:<text:tab/>7</text:a></text:p>
          <text:p text:style-name="P31"><text:a xlink:type="simple" xlink:href="#__RefHeading__2904_571787939" text:style-name="Index_20_Link" text:visited-style-name="Index_20_Link">1.11 Campaña “Quiéreme como si fuera la primera vez”:<text:tab/>8</text:a></text:p>
          <text:p text:style-name="P40"><text:a xlink:type="simple" xlink:href="#__RefHeading__1566_569182460" text:style-name="Index_20_Link" text:visited-style-name="Index_20_Link">2. Fundaciones de gestión de residuos electrónicos:<text:tab/>9</text:a></text:p>
          <text:p text:style-name="P31"><text:a xlink:type="simple" xlink:href="#__RefHeading__1568_569182460" text:style-name="Index_20_Link" text:visited-style-name="Index_20_Link">2.1 Ecopilas :<text:tab/>9</text:a></text:p>
          <text:p text:style-name="P31"><text:a xlink:type="simple" xlink:href="#__RefHeading__1570_569182460" text:style-name="Index_20_Link" text:visited-style-name="Index_20_Link">2.2. Ecoasimelec:<text:tab/>9</text:a></text:p>
          <text:p text:style-name="P31"><text:a xlink:type="simple" xlink:href="#__RefHeading__2253_571787939" text:style-name="Index_20_Link" text:visited-style-name="Index_20_Link">2.3 Fundación ECOTIC:<text:tab/>9</text:a></text:p>
          <text:p text:style-name="P31"><text:a xlink:type="simple" xlink:href="#__RefHeading__2255_571787939" text:style-name="Index_20_Link" text:visited-style-name="Index_20_Link">2.4 Remexmar BC:<text:tab/>9</text:a></text:p>
          <text:p text:style-name="P31"><text:a xlink:type="simple" xlink:href="#__RefHeading__2906_571787939" text:style-name="Index_20_Link" text:visited-style-name="Index_20_Link">2.5 Ecocópunto:<text:tab/>9</text:a></text:p>
          <text:p text:style-name="P31"><text:a xlink:type="simple" xlink:href="#__RefHeading__2908_571787939" text:style-name="Index_20_Link" text:visited-style-name="Index_20_Link">2.6 AERES:<text:tab/>10</text:a></text:p>
          <text:p text:style-name="P31"><text:a xlink:type="simple" xlink:href="#__RefHeading__2910_571787939" text:style-name="Index_20_Link" text:visited-style-name="Index_20_Link">2.7 WRAP:<text:tab/>10</text:a></text:p>
          <text:p text:style-name="P31"><text:soft-page-break/><text:a xlink:type="simple" xlink:href="#__RefHeading__2912_571787939" text:style-name="Index_20_Link" text:visited-style-name="Index_20_Link">2.8 Fundación ecoraee's:<text:tab/>10</text:a></text:p>
          <text:p text:style-name="P31"><text:a xlink:type="simple" xlink:href="#__RefHeading__2914_571787939" text:style-name="Index_20_Link" text:visited-style-name="Index_20_Link">2.9 Asimelec:<text:tab/>10</text:a></text:p>
          <text:p text:style-name="P40"><text:a xlink:type="simple" xlink:href="#__RefHeading__1572_569182460" text:style-name="Index_20_Link" text:visited-style-name="Index_20_Link">3. Empresas de gestión de resudados electrónicos:<text:tab/>11</text:a></text:p>
          <text:p text:style-name="P31"><text:a xlink:type="simple" xlink:href="#__RefHeading__1723_569182460" text:style-name="Index_20_Link" text:visited-style-name="Index_20_Link">3.1 E-Recycle Perú:<text:tab/>11</text:a></text:p>
          <text:p text:style-name="P31"><text:a xlink:type="simple" xlink:href="#__RefHeading__1725_569182460" text:style-name="Index_20_Link" text:visited-style-name="Index_20_Link">3.2 San Antonio Recycling S.A.:<text:tab/>11</text:a></text:p>
          <text:p text:style-name="P31"><text:a xlink:type="simple" xlink:href="#__RefHeading__1727_569182460" text:style-name="Index_20_Link" text:visited-style-name="Index_20_Link">3.3 RecycleRech Peru:<text:tab/>11</text:a></text:p>
          <text:p text:style-name="P31"><text:a xlink:type="simple" xlink:href="#__RefHeading__1729_569182460" text:style-name="Index_20_Link" text:visited-style-name="Index_20_Link">3.4 Silkers:<text:tab/>11</text:a></text:p>
          <text:p text:style-name="P31"><text:a xlink:type="simple" xlink:href="#__RefHeading__2916_571787939" text:style-name="Index_20_Link" text:visited-style-name="Index_20_Link">3.5 Residuos electrónicos:<text:tab/>11</text:a></text:p>
          <text:p text:style-name="P31"><text:a xlink:type="simple" xlink:href="#__RefHeading__2918_571787939" text:style-name="Index_20_Link" text:visited-style-name="Index_20_Link">3.6 Indumental Recycling S.A.:<text:tab/>12</text:a></text:p>
          <text:p text:style-name="P31"><text:a xlink:type="simple" xlink:href="#__RefHeading__2257_571787939" text:style-name="Index_20_Link" text:visited-style-name="Index_20_Link">3.5. Proambi:<text:tab/>12</text:a></text:p>
          <text:p text:style-name="P31"><text:a xlink:type="simple" xlink:href="#__RefHeading__2259_571787939" text:style-name="Index_20_Link" text:visited-style-name="Index_20_Link">3.6 Fujimaki Yuma:<text:tab/>12</text:a></text:p>
          <text:p text:style-name="P31"><text:a xlink:type="simple" xlink:href="#__RefHeading__2261_571787939" text:style-name="Index_20_Link" text:visited-style-name="Index_20_Link">3.7 Solimar:<text:tab/>12</text:a></text:p>
          <text:p text:style-name="P31"><text:a xlink:type="simple" xlink:href="#__RefHeading__2263_571787939" text:style-name="Index_20_Link" text:visited-style-name="Index_20_Link">3.8 Recupera:<text:tab/>12</text:a></text:p>
          <text:p text:style-name="P31"><text:a xlink:type="simple" xlink:href="#__RefHeading__2920_571787939" text:style-name="Index_20_Link" text:visited-style-name="Index_20_Link">3.9 Electron Memories:<text:tab/>13</text:a></text:p>
          <text:p text:style-name="P40"><text:a xlink:type="simple" xlink:href="#__RefHeading__1574_569182460" text:style-name="Index_20_Link" text:visited-style-name="Index_20_Link">4. Proyectos Life similares a ecoRaee:<text:tab/>14</text:a></text:p>
          <text:p text:style-name="P31"><text:a xlink:type="simple" xlink:href="#__RefHeading__2922_571787939" text:style-name="Index_20_Link" text:visited-style-name="Index_20_Link">4.1 Proyecto Ecovitrum:<text:tab/>14</text:a></text:p>
          <text:p text:style-name="P31"><text:a xlink:type="simple" xlink:href="#__RefHeading__2924_571787939" text:style-name="Index_20_Link" text:visited-style-name="Index_20_Link">4.2 Proyecto PC- New Personal Computers New Equipments:<text:tab/>14</text:a></text:p>
          <text:p text:style-name="P31"><text:a xlink:type="simple" xlink:href="#__RefHeading__2926_571787939" text:style-name="Index_20_Link" text:visited-style-name="Index_20_Link">4.3 Proyecto HIGH TECHNOLOGY WASTE TREATMENT (HTWT):<text:tab/>14</text:a></text:p>
          <text:p text:style-name="P31"><text:a xlink:type="simple" xlink:href="#__RefHeading__2928_571787939" text:style-name="Index_20_Link" text:visited-style-name="Index_20_Link">4.4 Life – Tragamovil:<text:tab/>14</text:a></text:p>
          <text:p text:style-name="P31"><text:a xlink:type="simple" xlink:href="#__RefHeading__2930_571787939" text:style-name="Index_20_Link" text:visited-style-name="Index_20_Link">4.5 Proyecto Identis Weee:<text:tab/>15</text:a></text:p>
        </text:index-body>
      </text:table-of-content>
      <text:p text:style-name="P5"/>
      <text:p text:style-name="P59"><text:bookmark-start text:name="__RefHeading__480_386585469"/>1.<text:tab/><text:span text:style-name="T5">Campañas de recogida de residuos</text:span>:<text:bookmark-end text:name="__RefHeading__480_386585469"/></text:p>
      <text:p text:style-name="P34"><text:bookmark-start text:name="__RefHeading__1564_569182460"/>1.1<text:tab/>Plan de recogida de residuos electrónicos en grandes superficies españolas:<text:bookmark-end text:name="__RefHeading__1564_569182460"/></text:p>
      <text:p text:style-name="P63">Lugar: Centros Comerciales del “El Corte Inglés” e “Hipercor” de Cataluña.</text:p>
      <text:p text:style-name="P63">Fecha de inicio: Septiembre de 2013.</text:p>
      <text:p text:style-name="P7"><text:span text:style-name="T5">Empresas / Fundaciones que gestionan el material recogido: </text:span><text:a xlink:type="simple" xlink:href="#Ecopilas"><text:span text:style-name="T5">Ecopilas</text:span></text:a><text:span text:style-name="T5"> y </text:span><text:a xlink:type="simple" xlink:href="#Ecoasimelec"><text:span text:style-name="T5">Ecoasimelec</text:span></text:a><text:span text:style-name="T5">.</text:span></text:p>
      <text:p text:style-name="P64">Propósito de la campaña: </text:p>
      <text:p text:style-name="P64">Instalación de multicontenedores de residuos de aparatos eléctricos y electrónicos. Cada uno de los contenedores dispone de tres compartimentos, cada uno de los cuales almacenará residuos de aparatos eléctricos y electrónicos de pequeño tamaño, bombillas de bajo consumo y fluorescentes y pilas y baterías, respectivamente.</text:p>
      <text:p text:style-name="P65"/>
      <text:p text:style-name="P35"><text:bookmark-start text:name="__RefHeading__1717_569182460"/>1.2<text:tab/>Tecno Recicla 2013:<text:bookmark-end text:name="__RefHeading__1717_569182460"/></text:p>
      <text:p text:style-name="P66">Lugar: Huancayo (Perú).</text:p>
      <text:p text:style-name="P9"><text:span text:style-name="T7">Empresas <text:s/>/ fundaciones que gestionan el material recogido: </text:span><text:a xlink:type="simple" xlink:href="#E-Recycle Peru"><text:span text:style-name="T7">#E-Recycle Peru</text:span></text:a><text:span text:style-name="T7">, </text:span><text:a xlink:type="simple" xlink:href="#San Antonio Recycling SA"><text:span text:style-name="T7">San Antonio Recycling S.A.</text:span></text:a><text:span text:style-name="T7"> y <text:s/></text:span><text:a xlink:type="simple" xlink:href="#RecycleRech Peru"><text:span text:style-name="T7">RecycleRech Peru</text:span></text:a><text:span text:style-name="T7">.</text:span></text:p>
      <text:p text:style-name="P66">Propósito de la campaña: </text:p>
      <text:p text:style-name="P66">Instalación de contenedores para que los usuarios finales depositen en ellos equipos electrónicos y eléctricos en desuso, a cambio de gorras, camisetas y utensilios de cocina, entre otros. </text:p>
      <text:p text:style-name="P66">Por otra parte, se llevó a cabo un concurso de reciclaje entre Instituciones Educativas de primaria y secundaria, además de charlas de orientación y sensibilización.</text:p>
      <text:p text:style-name="P66"/>
      <text:p text:style-name="P36"><text:bookmark-start text:name="__RefHeading__1719_569182460"/>1.3<text:tab/>Campaña de recogida de residuos electrónicos en Argentina:<text:bookmark-end text:name="__RefHeading__1719_569182460"/></text:p>
      <text:p text:style-name="P67">Lugar: Municipalidad de Almirante Brown (República Argentina).</text:p>
      <text:p text:style-name="P67">Fecha de inicio: Octubre de 2013.</text:p>
      <text:p text:style-name="P11"><text:span text:style-name="T31">Empresas / fundaciones que gestionan el material recogido: </text:span><text:a xlink:type="simple" xlink:href="#Silkers"><text:span text:style-name="T31">Silkers</text:span></text:a><text:span text:style-name="T31">.</text:span></text:p>
      <text:p text:style-name="P67">Propósito de la campaña: </text:p>
      <text:p text:style-name="P67">Recolección de residuos electrónicos y traslado de los mismos a las instalaciones de operador de residuos peligrosos Silkers.</text:p>
      <text:p text:style-name="P67"/>
      <text:p text:style-name="P37"/>
      <text:p text:style-name="P53"><text:bookmark-start text:name="__RefHeading__1721_569182460"/>1.4<text:tab/>Campaña de recogida de residuos electrónicos en Colombia:<text:bookmark-end text:name="__RefHeading__1721_569182460"/></text:p>
      <text:p text:style-name="P68">Lugar: San Andrés (Colombia).</text:p>
      <text:p text:style-name="P68">Fecha de inicio: Agosto de 2013.</text:p>
      <text:p text:style-name="P68">Propósito de la campaña:</text:p>
      <text:p text:style-name="P68">Las instalaciones de Cuerpo Oficial de Bomberos fueron el lugar elegido para que los ciudadanos depositaran distintos tipos de aparatos electrónicos. Los deshechos fueron, posteriormente, trasladados a Cartagena.</text:p>
      <text:p text:style-name="P68"/>
      <text:p text:style-name="P37"><text:bookmark-start text:name="__RefHeading__2247_571787939"/>1.5<text:tab/>Campaña de recogida de residuos “Reciclatrón”:<text:bookmark-end text:name="__RefHeading__2247_571787939"/></text:p>
      <text:p text:style-name="P68">Lugar: Yucatán (México).</text:p>
      <text:p text:style-name="P13"><text:span text:style-name="T33">Empresas / fundaciones que gestionan el material recogido: </text:span><text:a xlink:type="simple" xlink:href="#Proambi"><text:span text:style-name="T33">Proambi</text:span></text:a><text:span text:style-name="T33">.</text:span></text:p>
      <text:p text:style-name="P68">Propósito de la campaña:</text:p>
      <text:p text:style-name="P68">Recogida de residuos electrónicos en desuso para su posterior separación en familiar, empaquetado, realización de un listado de los componentes recogidos y enviados a la empresa Proambi para su posterior tratamiento. Esta empresa será la encargada de separar los componentes recibidos para reutilizar los que sean aprovechables, que posteriormente serán donados.</text:p>
      <text:p text:style-name="P68"/>
      <text:p text:style-name="P38"><text:bookmark-start text:name="__RefHeading__2249_571787939"/>1.6<text:tab/>Campaña de recogida de residuos eléctricos y electrónicos en la Universidad Autónoma de Baja California.<text:bookmark-end text:name="__RefHeading__2249_571787939"/></text:p>
      <text:p text:style-name="P69">Lugar: Yucatán (México).</text:p>
      <text:p text:style-name="P15"><text:span text:style-name="T35">Empresas / fundaciones que gestionan el material recogido: </text:span><text:a xlink:type="simple" xlink:href="#Solimar"><text:span text:style-name="T35">Solimar</text:span></text:a><text:span text:style-name="T35">, </text:span><text:a xlink:type="simple" xlink:href="#Remexmar BC"><text:span text:style-name="T36">Remexmar BC</text:span></text:a><text:a xlink:type="simple" xlink:href="#Remexmar BC"><text:span text:style-name="T35">.</text:span></text:a></text:p>
      <text:p text:style-name="P69">Propósito de la campaña: </text:p>
      <text:p text:style-name="P69">Recogida de residuos electrónicos procedentes de hogares para posteriormente enviarlos a los procesos de desmantelado, reciclaje, y disposición correspondientes, llevados a cabo por las empresas mencionadas.</text:p>
      <text:p text:style-name="P68"/>
      <text:p text:style-name="P39"><text:bookmark-start text:name="__RefHeading__2251_571787939"/>1.7<text:tab/>Mercado de trueque; basura por comida:<text:bookmark-end text:name="__RefHeading__2251_571787939"/></text:p>
      <text:p text:style-name="P70">Lugar: México.</text:p>
      <text:p text:style-name="P70">Fecha de inicio: Marzo de 2012.</text:p>
      <text:p text:style-name="P17"><text:span text:style-name="T37">Empresas / fundaciones que gestionan el material recogido: </text:span><text:a xlink:type="simple" xlink:href="#Recupera"><text:span text:style-name="T37">Recupera</text:span></text:a><text:span text:style-name="T37">.</text:span></text:p>
      <text:p text:style-name="P70">Propósito de la campaña:</text:p>
      <text:p text:style-name="P70">Los trabajadores del mercado revisar los objetos que llevan los ciudadanos, los pesan y adjunta un número de puntos verdes según el peso y el tipo de residuo. Estos puntos son los que se canjean por comida.</text:p>
      <text:p text:style-name="P66"/>
      <text:p text:style-name="P66"/>
      <text:p text:style-name="P54"><text:bookmark-start text:name="__RefHeading__2898_571787939"/><text:span text:style-name="T38">1.8<text:tab/>Programa RECIKLAGUNE:</text:span><text:bookmark-end text:name="__RefHeading__2898_571787939"/></text:p>
      <text:p text:style-name="P71"><text:span text:style-name="T38">Lugar: Vitoria (España).</text:span></text:p>
      <text:p text:style-name="P71"><text:span text:style-name="T38">Fecha de inicio: enero de 2013.</text:span></text:p>
      <text:p text:style-name="P71"><text:span text:style-name="T38">Empresas / fundaciones que gestionan el material recogido: Ayuntamiento de Vitoria, Cruz Roja de Álava.</text:span></text:p>
      <text:p text:style-name="P71"><text:span text:style-name="T38">Propósito de la campaña: </text:span></text:p>
      <text:p text:style-name="P71"><text:span text:style-name="T38">Ofrecer una segunda vida útil a enseres y artículos desechados por la ciudadanía, pero que son susceptibles de reutilización. Una vez revisados los artículos entregados por operarios y comprobado su buen estado, se clasifican y cuelgan en la web </text:span><text:a xlink:type="simple" xlink:href="http://vitoriarecicla.com/reutiliza"><text:span text:style-name="T38">http://vitoriarecicla.com/reutiliza</text:span></text:a> <text:span text:style-name="T38">dónde los ciudadanos pueden ver todos los enseres y pasar a recogerlos, presentando su DNI, con un límite de un objeto por persona y mes.</text:span></text:p>
      <text:p text:style-name="P71"><text:span text:style-name="T38"/></text:p>
      <text:p text:style-name="P42"><text:bookmark-start text:name="__RefHeading__2900_571787939"/><text:span text:style-name="T40">1.9<text:tab/>Universidad Nacional del Nordeste:</text:span><text:bookmark-end text:name="__RefHeading__2900_571787939"/></text:p>
      <text:p text:style-name="P74"><text:span text:style-name="T40">Lugar: Argentina.</text:span></text:p>
      <text:p text:style-name="P74"><text:span text:style-name="T40">Propósito de la campaña:</text:span></text:p>
      <text:p text:style-name="P74"><text:span text:style-name="T40">La renovación de equipos de las 11 facultades de esta universidad genera material para ser descartado, que en algunas ocasiones es cedido a otras instituciones educativas que puedan utilizarlo por requerir menos prestaciones.</text:span></text:p>
      <text:p text:style-name="P74"><text:span text:style-name="T40">El resto del material, siguiendo una iniciativa del Equipo de Telefonía Rural de la facultad, es recuperado y reciclado. </text:span></text:p>
      <text:p text:style-name="P74"><text:span text:style-name="T40">En este proceso se ensayaron técnicas de desmontaje, medición, relevo de componentes, etc., además de definir propuestas para reutilizar partes y elementos y para determinar qué elementos o materiales tienen más posibilidades de recuperarse y reutilizarse.</text:span></text:p>
      <text:p text:style-name="P74"><text:span text:style-name="T40">El proceso consiste en: recolectar, clasificar, desmontar, analizar, procesar mecánicamente, reacondicionar, montar y reutilizar. En caso de imposibilidad de reacondicionamiento, se desmontan, se separan en componentes, se procesan los materiales reciclables y se depositan las sustancias peligrosas.</text:span></text:p>
      <text:p text:style-name="P74"><text:span text:style-name="T40"/></text:p>
      <text:p text:style-name="P44"><text:bookmark-start text:name="__RefHeading__2902_571787939"/><text:span text:style-name="T42">1.10<text:tab/>Campaña “Mejora tu ambiente”:</text:span><text:bookmark-end text:name="__RefHeading__2902_571787939"/></text:p>
      <text:p text:style-name="P76"><text:span text:style-name="T42">Lugar: Santander (Colombia).</text:span></text:p>
      <text:p text:style-name="P76"><text:span text:style-name="T42">Fecha de inicio: abril de 2013.</text:span></text:p>
      <text:p text:style-name="P76"><text:span text:style-name="T42">Empresas / fundaciones que gestionan el material recogido: </text:span><text:a xlink:type="simple" xlink:href="#Ecocómputo"><text:span text:style-name="T42">Ecocómputo</text:span></text:a><text:span text:style-name="T42">.</text:span></text:p>
      <text:p text:style-name="P76"><text:span text:style-name="T42">Propósito de la campaña:</text:span></text:p>
      <text:p text:style-name="P76"><text:span text:style-name="T42">Disposición final de las 9 toneladas de residuos electrónicos que se recogieron, por parte del colectivo empresarial sin ánimo de lucro Ecocóputo.</text:span></text:p>
      <text:p text:style-name="P76"><text:span text:style-name="T42"/></text:p>
      <text:p text:style-name="P76"><text:span text:style-name="T42"/></text:p>
      <text:p text:style-name="P56"><text:bookmark-start text:name="__RefHeading__2904_571787939"/><text:span text:style-name="T43">1.11<text:tab/>Campaña “Quiéreme como si fuera la primera vez”:</text:span><text:bookmark-end text:name="__RefHeading__2904_571787939"/></text:p>
      <text:p text:style-name="P78"><text:span text:style-name="T43">Lugar: España.</text:span></text:p>
      <text:p text:style-name="P78"><text:span text:style-name="T43">Fecha de inicio: Enero de 2007.</text:span></text:p>
      <text:p text:style-name="P78"><text:span text:style-name="T43">Empresas / fundaciones que gestionan el material recogido: </text:span><text:a xlink:type="simple" xlink:href="#Aeress"><text:span text:style-name="T43">AERESS</text:span></text:a><text:span text:style-name="T43">.</text:span></text:p>
      <text:p text:style-name="P78"><text:span text:style-name="T43">Propósito de la campaña:</text:span></text:p>
      <text:p text:style-name="P78"><text:span text:style-name="T43">Sensibilizar y concienciar a la población sobre la importancia del reciclaje y la reutilización de aparatos eléctricos y electrónicos, por una parte, y por la otra, creación de puestos de trabajo para personas en riesgo de exclusión social.</text:span></text:p>
      <text:p text:style-name="P78"><text:span text:style-name="T43"/></text:p>
      <text:p text:style-name="P76"><text:span text:style-name="T42"/></text:p>
      <text:p text:style-name="P76"><text:span text:style-name="T42"/></text:p>
      <text:p text:style-name="P74"><text:span text:style-name="T40"/></text:p>
      <text:p text:style-name="P71"><text:span text:style-name="T38"/></text:p>
      <text:p text:style-name="P88"/>
      <text:p text:style-name="P60"><text:bookmark-start text:name="__RefHeading__1566_569182460"/>2.<text:tab/>Fundaciones de gestión de residuos electrónicos:<text:bookmark-end text:name="__RefHeading__1566_569182460"/></text:p>
      <text:p text:style-name="P20"><text:bookmark-start text:name="__RefHeading__1568_569182460"/><text:span text:style-name="T5">2.1<text:tab/></text:span><text:bookmark text:name="Ecopilas"/><text:a xlink:type="simple" xlink:href="http://www.ecopilas.es/"><text:span text:style-name="T5">Ecopilas</text:span></text:a><text:span text:style-name="T5"> :</text:span><text:bookmark-end text:name="__RefHeading__1568_569182460"/></text:p>
      <text:p text:style-name="P65">Fundación centrada en la gestión medioambiental de pilas. Abarcan los procesos de recopilar, transportar, almacenar y procesar en planta de tratamiento de este tipo de residuos.</text:p>
      <text:p text:style-name="P8"><text:span text:style-name="T6">Página web: </text:span><text:a xlink:type="simple" xlink:href="http://www.ecopilas.es/"><text:span text:style-name="T6">http://www.ecopilas.es/</text:span></text:a></text:p>
      <text:p text:style-name="P65"/>
      <text:p text:style-name="P20"><text:bookmark-start text:name="__RefHeading__1570_569182460"/><text:span text:style-name="T5">2.2.<text:tab/></text:span><text:bookmark text:name="Ecoasimelec"/><text:a xlink:type="simple" xlink:href="http://www.ecoasimelec.es/"><text:span text:style-name="T5">Ecoasimelec</text:span></text:a><text:span text:style-name="T5">:</text:span><text:bookmark-end text:name="__RefHeading__1570_569182460"/></text:p>
      <text:p text:style-name="P65">Fundación que gestiona los residuos electrónicos, tanto de productores , como de distribuidores o de usuarios de este tipo de residuos.</text:p>
      <text:p text:style-name="P65">Para los productores ofrece opciones de leasing o de retirada de los aparatos una vez que estos estén obsoletos y/o inservibles.</text:p>
      <text:p text:style-name="P65">Para los distribuidores, realiza labores de recogida de estos residuos.</text:p>
      <text:p text:style-name="P65">Para los usuarios finales, instala contenedores en distintos lugares que posteriormente recoge.</text:p>
      <text:p text:style-name="P8"><text:span text:style-name="T6">Página web: </text:span><text:a xlink:type="simple" xlink:href="http://www.ecoasimelec.es/"><text:span text:style-name="T6">http://www.ecoasimelec.es/</text:span></text:a></text:p>
      <text:p text:style-name="P65"/>
      <text:p text:style-name="P24"><text:bookmark-start text:name="__RefHeading__2253_571787939"/><text:span text:style-name="T33">2.3<text:tab/></text:span><text:a xlink:type="simple" xlink:href="http://www.ecotic.es/"><text:span text:style-name="T33">Fundación ECOTIC</text:span></text:a><text:span text:style-name="T33">:</text:span><text:bookmark-end text:name="__RefHeading__2253_571787939"/></text:p>
      <text:p text:style-name="P68">Fundación que ha implantado un modelo de gestión basado en un ciclo con dos fases: recogida accesible y eficaz de residuos eléctricos y electrónicos y transporte y reciclaje de estos residuos.</text:p>
      <text:p text:style-name="P68">Las técnicas de reciclaje que utiliza son: desmontaje y separación manual de los componentes del aparato, reciclaje mecánico (extracción y triturado de metales), incineración y refinado (para la recuperación de metales) y reciclaje químico de las placas de los circuitos impresos.</text:p>
      <text:p text:style-name="P13"><text:span text:style-name="T33">Página web: <text:s/></text:span><text:a xlink:type="simple" xlink:href="http://www.ecotic.es/"><text:span text:style-name="Strong_20_Emphasis"><text:span text:style-name="T33">http://www.ecotic.es</text:span></text:span></text:a></text:p>
      <text:p text:style-name="P13"><text:span text:style-name="Strong_20_Emphasis"><text:span text:style-name="T33"/></text:span></text:p>
      <text:p text:style-name="P27"><text:bookmark-start text:name="__RefHeading__2255_571787939"/><text:span text:style-name="Strong_20_Emphasis"><text:span text:style-name="T14">2.4<text:tab/></text:span></text:span><text:bookmark text:name="Remexmar BC"/><text:a xlink:type="simple" xlink:href="http://www.remexmarbc.org/"><text:span text:style-name="Strong_20_Emphasis"><text:span text:style-name="T14">Remexmar BC</text:span></text:span></text:a><text:span text:style-name="Strong_20_Emphasis"><text:span text:style-name="T14">:</text:span></text:span><text:bookmark-end text:name="__RefHeading__2255_571787939"/></text:p>
      <text:p text:style-name="P16"><text:span text:style-name="Strong_20_Emphasis"><text:span text:style-name="T14">Fund</text:span></text:span><text:span text:style-name="Strong_20_Emphasis"><text:span text:style-name="T19">ac</text:span></text:span><text:span text:style-name="Strong_20_Emphasis"><text:span text:style-name="T14">ión centrada en la realización de campañas de recogida de todo tipo de residuos.</text:span></text:span></text:p>
      <text:p text:style-name="P16"><text:span text:style-name="Strong_20_Emphasis"><text:span text:style-name="T14">Página web: </text:span></text:span><text:a xlink:type="simple" xlink:href="http://www.remexmarbc.org/"><text:span text:style-name="Strong_20_Emphasis"><text:span text:style-name="T14">http://www.remexmarbc.org/</text:span></text:span></text:a><text:span text:style-name="Strong_20_Emphasis"><text:span text:style-name="T14"> </text:span></text:span></text:p>
      <text:p text:style-name="P16"><text:span text:style-name="Strong_20_Emphasis"><text:span text:style-name="T14"/></text:span></text:p>
      <text:p text:style-name="P44"><text:bookmark-start text:name="__RefHeading__2906_571787939"/><text:span text:style-name="Strong_20_Emphasis"><text:span text:style-name="T19">2.5<text:tab/></text:span></text:span><text:bookmark text:name="Ecocómputo"/><text:a xlink:type="simple" xlink:href="http://www.ecocomputo.com/"><text:span text:style-name="Strong_20_Emphasis"><text:span text:style-name="T19">Ecocópunto</text:span></text:span></text:a><text:span text:style-name="Strong_20_Emphasis"><text:span text:style-name="T19">:</text:span></text:span><text:bookmark-end text:name="__RefHeading__2906_571787939"/></text:p>
      <text:p text:style-name="P76"><text:span text:style-name="Strong_20_Emphasis"><text:span text:style-name="T19">Grupo sin ánimo de lucro que se dedica a la recolección de residuos. electrónicos, parte de los cuales son reacondiconados para que niños pertenecientes a familiar sin recursos puedan utilizarlos a través de la campaña “Computadores para educar” y el resto, los que ya no sirven, se convierten en materia prima para la fabricación de nuevos productos, o bien son exportados a Canadá, Francia o Finlandia para su transformación en energía eléctrica.</text:span></text:span></text:p>
      <text:p text:style-name="P76"><text:span text:style-name="Strong_20_Emphasis"><text:span text:style-name="T19">Página web: </text:span></text:span><text:a xlink:type="simple" xlink:href="http://www.ecocomputo.com/"><text:span text:style-name="Strong_20_Emphasis"><text:span text:style-name="T42">http://www.ecocomputo.com/</text:span></text:span></text:a></text:p>
      <text:p text:style-name="P45"><text:bookmark-start text:name="__RefHeading__2908_571787939"/><text:soft-page-break/><text:span text:style-name="Strong_20_Emphasis"><text:span text:style-name="T20">2.6<text:tab/></text:span></text:span><text:bookmark text:name="Aeress"/><text:a xlink:type="simple" xlink:href="http://www.aeress.org/"><text:span text:style-name="Strong_20_Emphasis"><text:span text:style-name="T20">AERES</text:span></text:span></text:a><text:span text:style-name="Strong_20_Emphasis"><text:span text:style-name="T20">:</text:span></text:span><text:bookmark-end text:name="__RefHeading__2908_571787939"/></text:p>
      <text:p text:style-name="P79"><text:span text:style-name="Strong_20_Emphasis"><text:span text:style-name="T21">Asociación, que entre otras muchas tareas, lleva a cabo la gestión integral de residuos eléctricos y electrónicos, desde la recogida y la clasificación, hasta el tratamiento de los mismos.</text:span></text:span></text:p>
      <text:p text:style-name="P79"><text:span text:style-name="Strong_20_Emphasis"><text:span text:style-name="T21">Página web: </text:span></text:span><text:a xlink:type="simple" xlink:href="http://www.aeress.org/"><text:span text:style-name="Strong_20_Emphasis"><text:span text:style-name="T44">http://www.aeress.org</text:span></text:span></text:a></text:p>
      <text:p text:style-name="P79"><text:span text:style-name="Strong_20_Emphasis"><text:span text:style-name="T44"/></text:span></text:p>
      <text:p text:style-name="P46"><text:bookmark-start text:name="__RefHeading__2910_571787939"/><text:span text:style-name="Strong_20_Emphasis"><text:span text:style-name="T22">2.7<text:tab/></text:span></text:span><text:a xlink:type="simple" xlink:href="http://www.wrap.org.uk/"><text:span text:style-name="Strong_20_Emphasis"><text:span text:style-name="T22">WRAP</text:span></text:span></text:a><text:span text:style-name="Strong_20_Emphasis"><text:span text:style-name="T22">:</text:span></text:span><text:bookmark-end text:name="__RefHeading__2910_571787939"/></text:p>
      <text:p text:style-name="P80"><text:span text:style-name="Strong_20_Emphasis"><text:span text:style-name="T22">Asociación dedicada a ayudar a empresas para que éstas usen el menor número de recursos posibles, </text:span></text:span><text:span text:style-name="Strong_20_Emphasis"><text:span text:style-name="T23">extraer el máximo valor posible a los recursos, mientras estén en uso y a generar la menor cantidad posible de residuos.</text:span></text:span></text:p>
      <text:p text:style-name="P81"><text:span text:style-name="Strong_20_Emphasis"><text:span text:style-name="T23">Su principal objetivo es reducir al mínimo la cantidad de residuos que se depositan en vertederos.</text:span></text:span></text:p>
      <text:p text:style-name="P81"><text:span text:style-name="Strong_20_Emphasis"><text:span text:style-name="T23">Página web: <text:s/></text:span></text:span><text:a xlink:type="simple" xlink:href="http://www.wrap.org.uk/"><text:span text:style-name="Strong_20_Emphasis"><text:span text:style-name="T45">http://www.wrap.org.uk</text:span></text:span></text:a></text:p>
      <text:p text:style-name="P81"><text:span text:style-name="Strong_20_Emphasis"><text:span text:style-name="T33"/></text:span></text:p>
      <text:p text:style-name="P48"><text:bookmark-start text:name="__RefHeading__2912_571787939"/><text:span text:style-name="Strong_20_Emphasis"><text:span text:style-name="T24">2.8<text:tab/></text:span></text:span><text:a xlink:type="simple" xlink:href="http://www.eco-raee.com/"><text:span text:style-name="Strong_20_Emphasis"><text:span text:style-name="T24">Fundación ecoraee's</text:span></text:span></text:a><text:span text:style-name="Strong_20_Emphasis"><text:span text:style-name="T24">:</text:span></text:span><text:bookmark-end text:name="__RefHeading__2912_571787939"/></text:p>
      <text:p text:style-name="P83"><text:span text:style-name="Strong_20_Emphasis"><text:span text:style-name="T24">Fundación sin ánimo de lucro que presenta un sistema integrado de gestión de residuos de aparatos eléctricos y electrónicos.</text:span></text:span></text:p>
      <text:p text:style-name="P83"><text:span text:style-name="Strong_20_Emphasis"><text:span text:style-name="T24">Tiene más de 200 empresas adheridas a las que da cobertura y asesora en materia de recogida, traslado, almacenamiento y tratamiento de los residuos de este tipo de aparatos.</text:span></text:span></text:p>
      <text:p text:style-name="P83"><text:span text:style-name="Strong_20_Emphasis"><text:span text:style-name="T24">Página web: </text:span></text:span><text:a xlink:type="simple" xlink:href="http://www.eco-raee.com/"><text:span text:style-name="Strong_20_Emphasis"><text:span text:style-name="T47">http://www.eco-raee.com/</text:span></text:span></text:a></text:p>
      <text:p text:style-name="P83"><text:span text:style-name="Strong_20_Emphasis"><text:span text:style-name="T47"/></text:span></text:p>
      <text:p text:style-name="P51"><text:bookmark-start text:name="__RefHeading__2914_571787939"/><text:span text:style-name="Strong_20_Emphasis"><text:span text:style-name="T27">2.9<text:tab/></text:span></text:span><text:bookmark text:name="Asimelec"/><text:a xlink:type="simple" xlink:href="http://www.raee-asimelec.es/"><text:span text:style-name="Strong_20_Emphasis"><text:span text:style-name="T27">Asimelec</text:span></text:span></text:a><text:span text:style-name="Strong_20_Emphasis"><text:span text:style-name="T27">:</text:span></text:span><text:bookmark-end text:name="__RefHeading__2914_571787939"/></text:p>
      <text:p text:style-name="P86"><text:span text:style-name="Strong_20_Emphasis"><text:span text:style-name="T28">Plataforma que constituye una herramienta de gestión e información común para los distintos Sistemas Integrados de Gestión de residuos de aparatos eléctricos y electrónicos, que ofrece distintos servicios a las empresas adheridas, como declaración trimestral de aparatos electrónicos y eléctricos.</text:span></text:span></text:p>
      <text:p text:style-name="P86"><text:span text:style-name="Strong_20_Emphasis"><text:span text:style-name="T28">Página web: <text:s/></text:span></text:span><text:a xlink:type="simple" xlink:href="http://www.raee-asimelec.es/"><text:span text:style-name="Strong_20_Emphasis"><text:span text:style-name="T50">http://www.raee-asimelec.es</text:span></text:span></text:a></text:p>
      <text:p text:style-name="P83"><text:span text:style-name="Strong_20_Emphasis"><text:span text:style-name="T47"/></text:span></text:p>
      <text:p text:style-name="P83"><text:span text:style-name="Strong_20_Emphasis"><text:span text:style-name="T47"/></text:span></text:p>
      <text:p text:style-name="P13"><text:span text:style-name="Strong_20_Emphasis"><text:span text:style-name="T33"/></text:span></text:p>
      <text:p text:style-name="P37"/>
      <text:p text:style-name="P88"/>
      <text:p text:style-name="P60"><text:bookmark-start text:name="__RefHeading__1572_569182460"/>3.<text:tab/>Empresas de gestión de resudados electrónicos:<text:bookmark-end text:name="__RefHeading__1572_569182460"/></text:p>
      <text:p text:style-name="P21"><text:bookmark-start text:name="__RefHeading__1723_569182460"/><text:span text:style-name="T7">3.1<text:tab/></text:span><text:bookmark text:name="E-Recycle Peru"/><text:a xlink:type="simple" xlink:href="https://www.facebook.com/erecycle.peru"><text:span text:style-name="T7">E-Recycle Perú</text:span></text:a><text:span text:style-name="T7">:</text:span><text:bookmark-end text:name="__RefHeading__1723_569182460"/></text:p>
      <text:p text:style-name="P66">Empresa dedicada a la recolección de teléfonos móviles y ordenadores en desuso, los cuales desmonta para obtener sus componentes básicos, que posteriormente exporta a otros países dónde se realiza la recuperación de estos componentes por fundición.</text:p>
      <text:p text:style-name="P9"><text:span text:style-name="T7">Página web: </text:span><text:a xlink:type="simple" xlink:href="https://www.facebook.com/erecycle.peru"><text:span text:style-name="Strong_20_Emphasis"><text:span text:style-name="T7">https://www.facebook.com/erecycle.peru</text:span></text:span></text:a></text:p>
      <text:p text:style-name="P9"><text:span text:style-name="Strong_20_Emphasis"><text:span text:style-name="T7"/></text:span></text:p>
      <text:p text:style-name="P21"><text:bookmark-start text:name="__RefHeading__1725_569182460"/><text:span text:style-name="Strong_20_Emphasis"><text:span text:style-name="T8">3.2<text:tab/></text:span></text:span><text:bookmark text:name="San Antonio Recycling SA"/><text:a xlink:type="simple" xlink:href="http://sanantoniorecycling.com/"><text:span text:style-name="Strong_20_Emphasis"><text:span text:style-name="T8">San Antonio Recycling S.A.</text:span></text:span></text:a><text:span text:style-name="Strong_20_Emphasis"><text:span text:style-name="T8">:</text:span></text:span><text:bookmark-end text:name="__RefHeading__1725_569182460"/></text:p>
      <text:p text:style-name="P10"><text:span text:style-name="Strong_20_Emphasis"><text:span text:style-name="T9">Empresa dedicada a la eliminación segura de residuos peligrosos o especiales.</text:span></text:span></text:p>
      <text:p text:style-name="P10"><text:span text:style-name="Strong_20_Emphasis"><text:span text:style-name="T9">Página web: </text:span></text:span><text:a xlink:type="simple" xlink:href="http://sanantoniorecycling.com/"><text:span text:style-name="Strong_20_Emphasis"><text:span text:style-name="T30">http://sanantoniorecycling.com/</text:span></text:span></text:a></text:p>
      <text:p text:style-name="P10"><text:span text:style-name="Strong_20_Emphasis"><text:span text:style-name="T30"/></text:span></text:p>
      <text:p text:style-name="P22"><text:bookmark-start text:name="__RefHeading__1727_569182460"/><text:span text:style-name="Strong_20_Emphasis"><text:span text:style-name="T9">3.3<text:tab/></text:span></text:span><text:bookmark text:name="RecycleRech Peru"/><text:a xlink:type="simple" xlink:href="http://www.recycletechperu.com/index.html"><text:span text:style-name="Strong_20_Emphasis"><text:span text:style-name="T9">RecycleRech Peru</text:span></text:span></text:a><text:span text:style-name="Strong_20_Emphasis"><text:span text:style-name="T9">:</text:span></text:span><text:bookmark-end text:name="__RefHeading__1727_569182460"/></text:p>
      <text:p text:style-name="P10"><text:span text:style-name="Strong_20_Emphasis"><text:span text:style-name="T9">Empresa dedicada a la comercialización de residuos sólidos. Está especializada en el reciclado de botellas descartables PET y otros tipos de polímeros.</text:span></text:span></text:p>
      <text:p text:style-name="P10"><text:span text:style-name="Strong_20_Emphasis"><text:span text:style-name="T9">Página web: </text:span></text:span><text:a xlink:type="simple" xlink:href="http://www.recycletechperu.com/index.html"><text:span text:style-name="Strong_20_Emphasis"><text:span text:style-name="T30">http://www.recycletechperu.com/index.html</text:span></text:span></text:a></text:p>
      <text:p text:style-name="P10"><text:span text:style-name="Strong_20_Emphasis"><text:span text:style-name="T30"/></text:span></text:p>
      <text:p text:style-name="P23"><text:bookmark-start text:name="__RefHeading__1729_569182460"/><text:span text:style-name="Strong_20_Emphasis"><text:span text:style-name="T10">3.4<text:tab/></text:span></text:span><text:bookmark text:name="Silkers"/><text:a xlink:type="simple" xlink:href="http://www.silkers.com.ar/"><text:span text:style-name="Strong_20_Emphasis"><text:span text:style-name="T10">Silkers:</text:span></text:span></text:a><text:bookmark-end text:name="__RefHeading__1729_569182460"/></text:p>
      <text:p text:style-name="P12"><text:span text:style-name="Strong_20_Emphasis"><text:span text:style-name="T10">Empresa que ofrece servicios de reciclado, destrucción, disposición final y gestión ecológica de pilas, baterías y lámparas fluorescentes en Argentina. </text:span></text:span></text:p>
      <text:p text:style-name="P12"><text:span text:style-name="Strong_20_Emphasis"><text:span text:style-name="T10">Una vez recogidos los residuos, los traslada a <text:s/>su planta de procesamiento dónde estudia la factibilidad de reutilización de sus componentes y materiales. <text:s/>Los residuos que no entran en el proceso de valoración son destinados a plantas de disposición final, especialmente acondicionadas para el depósito de residuos peligrosos.</text:span></text:span></text:p>
      <text:p text:style-name="P12"><text:span text:style-name="Strong_20_Emphasis"><text:span text:style-name="T10">Página web: </text:span></text:span><text:a xlink:type="simple" xlink:href="http://www.silkers.com.ar/"><text:span text:style-name="Strong_20_Emphasis"><text:span text:style-name="T32">http://www.silkers.com.ar/</text:span></text:span></text:a></text:p>
      <text:p text:style-name="P12"><text:span text:style-name="Strong_20_Emphasis"><text:span text:style-name="T32"/></text:span></text:p>
      <text:p text:style-name="P41"><text:bookmark-start text:name="__RefHeading__2916_571787939"/><text:span text:style-name="Strong_20_Emphasis"><text:span text:style-name="T16">3.5<text:tab/></text:span></text:span><text:a xlink:type="simple" xlink:href="http://residuos-electronicos.com/"><text:span text:style-name="Strong_20_Emphasis"><text:span text:style-name="T16">Residuos electrónicos</text:span></text:span></text:a><text:span text:style-name="Strong_20_Emphasis"><text:span text:style-name="T16">:</text:span></text:span><text:bookmark-end text:name="__RefHeading__2916_571787939"/></text:p>
      <text:p text:style-name="P73"><text:span text:style-name="Strong_20_Emphasis"><text:span text:style-name="T16">Empresa toledana que se dedica a la recogida de residuos electrónicos para su posterior clasificación, almacenamiento y tratamiento. Este último puede ser mediante reutilización, reciclaje, valoración energética o eliminación.</text:span></text:span></text:p>
      <text:p text:style-name="P73"><text:span text:style-name="Strong_20_Emphasis"><text:span text:style-name="T16">Página web: </text:span></text:span><text:a xlink:type="simple" xlink:href="http://residuos-electronicos.com/"><text:span text:style-name="Strong_20_Emphasis"><text:span text:style-name="T39">http://residuos-electronicos.com</text:span></text:span></text:a></text:p>
      <text:p text:style-name="P73"><text:span text:style-name="Strong_20_Emphasis"><text:span text:style-name="T39"/></text:span></text:p>
      <text:p text:style-name="P73"><text:span text:style-name="Strong_20_Emphasis"><text:span text:style-name="T39"/></text:span></text:p>
      <text:p text:style-name="P12"><text:span text:style-name="Strong_20_Emphasis"><text:span text:style-name="T39"/></text:span></text:p>
      <text:p text:style-name="P55"><text:bookmark-start text:name="__RefHeading__2918_571787939"/><text:span text:style-name="Strong_20_Emphasis"><text:span text:style-name="T17">3.6<text:tab/></text:span></text:span><text:a xlink:type="simple" xlink:href="http://www.indumetal.com/home.aspx"><text:span text:style-name="Strong_20_Emphasis"><text:span text:style-name="T17">Indumental Recycling S.A</text:span></text:span></text:a><text:span text:style-name="Strong_20_Emphasis"><text:span text:style-name="T17">.:</text:span></text:span><text:bookmark-end text:name="__RefHeading__2918_571787939"/></text:p>
      <text:p text:style-name="P74"><text:span text:style-name="Strong_20_Emphasis"><text:span text:style-name="T17">Empresa vizcaína que se dedica al tratamiento de residuos electrónicos mediante el traslado de los componentes electrónicos o el desmontaje “in situ” de instalaciones industriales para llevar a cabo, posteriormente, el reciclaje de los residuos eléctricos y electrónicos en su planta de tratamiento de chatarras complejas. </text:span></text:span></text:p>
      <text:p text:style-name="P74"><text:span text:style-name="Strong_20_Emphasis"><text:span text:style-name="T17">Además, una vez realizado el proceso, proporciona al cliente un certificado de tratamiento de residuos entregados y reincorporado al mercado como materias primas de los productos obtenidos.</text:span></text:span></text:p>
      <text:p text:style-name="P74"><text:span text:style-name="Strong_20_Emphasis"><text:span text:style-name="T17">Página web: <text:s/></text:span></text:span><text:a xlink:type="simple" xlink:href="http://www.indumetal.com/home.aspx"><text:span text:style-name="Strong_20_Emphasis"><text:span text:style-name="T40">http://www.indumetal.com/home.aspx</text:span></text:span></text:a></text:p>
      <text:p text:style-name="P74"><text:span text:style-name="Strong_20_Emphasis"><text:span text:style-name="T40"/></text:span></text:p>
      <text:p text:style-name="P57"><text:bookmark-start text:name="__RefHeading__2257_571787939"/><text:span text:style-name="Strong_20_Emphasis"><text:span text:style-name="T11">3.5.<text:tab/></text:span></text:span><text:bookmark text:name="Proambi"/><text:a xlink:type="simple" xlink:href="http://www.proambi.com/"><text:span text:style-name="Strong_20_Emphasis"><text:span text:style-name="T11">Proambi:</text:span></text:span></text:a><text:bookmark-end text:name="__RefHeading__2257_571787939"/></text:p>
      <text:p text:style-name="P13"><text:span text:style-name="Strong_20_Emphasis"><text:span text:style-name="T11">Empresa dedicada a la disposición final y reciclaje de residuos eléctricos y electrónicos.</text:span></text:span></text:p>
      <text:p text:style-name="P13"><text:span text:style-name="Strong_20_Emphasis"><text:span text:style-name="T11">Trabaja con la empresa GEEP (empresa líder mundial en servicios de reciclaje y manejo de residuos eléctricos y electrónicos).</text:span></text:span></text:p>
      <text:p text:style-name="P13"><text:span text:style-name="Strong_20_Emphasis"><text:span text:style-name="T11">Proambi cuenta con un proceso que neutraliza el 100% de los tóxicos y reintroduce a la economía los materiales reutilizables como materia prima. </text:span></text:span></text:p>
      <text:p text:style-name="P13"><text:span text:style-name="Strong_20_Emphasis"><text:span text:style-name="T11">Otro de los aspectos a señalar realizados por esta empresa es la clasificación de los residuos electrónicos de acuerdo a la composición de elementos tóxicos, neutralizando metales pesados. Realizan la separación mecánica y recuperación de materiales reciclables y la comercialización de materiales reciclables recuperados, como metales ferrosos y no ferrosos.</text:span></text:span></text:p>
      <text:p text:style-name="P13"><text:span text:style-name="Strong_20_Emphasis"><text:span text:style-name="T11">Página web: </text:span></text:span><text:a xlink:type="simple" xlink:href="http://www.proambi.com/"><text:span text:style-name="Strong_20_Emphasis"><text:span text:style-name="T33">http://www.proambi.com</text:span></text:span></text:a></text:p>
      <text:p text:style-name="P24"><text:span text:style-name="Strong_20_Emphasis"><text:span text:style-name="T11"/></text:span></text:p>
      <text:p text:style-name="P25"><text:bookmark-start text:name="__RefHeading__2259_571787939"/><text:span text:style-name="Strong_20_Emphasis"><text:span text:style-name="T12">3.6<text:tab/></text:span></text:span><text:a xlink:type="simple" xlink:href="http://www.yumafujimaki.com/"><text:span text:style-name="Strong_20_Emphasis"><text:span text:style-name="T12">Fujimaki Yuma</text:span></text:span></text:a><text:span text:style-name="Strong_20_Emphasis"><text:span text:style-name="T12">:</text:span></text:span><text:bookmark-end text:name="__RefHeading__2259_571787939"/></text:p>
      <text:p text:style-name="P14"><text:span text:style-name="Strong_20_Emphasis"><text:span text:style-name="T12">Diseñador japonés que crea, a partir de circuitos electrónicos, anillos, colgantes, pendientes, broches, etc.</text:span></text:span></text:p>
      <text:p text:style-name="P14"><text:span text:style-name="Strong_20_Emphasis"><text:span text:style-name="T12">Página web: <text:s/></text:span></text:span><text:a xlink:type="simple" xlink:href="http://www.yumafujimaki.com/"><text:span text:style-name="Strong_20_Emphasis"><text:span text:style-name="T34">http://www.yumafujimaki.com</text:span></text:span></text:a></text:p>
      <text:p text:style-name="P14"><text:span text:style-name="Strong_20_Emphasis"><text:span text:style-name="T34"/></text:span></text:p>
      <text:p text:style-name="P26"><text:bookmark-start text:name="__RefHeading__2261_571787939"/><text:span text:style-name="Strong_20_Emphasis"><text:span text:style-name="T13">3.7<text:tab/></text:span></text:span><text:bookmark text:name="Solimar"/><text:a xlink:type="simple" xlink:href="http://www.solimarsoluciones.com.mx/"><text:span text:style-name="Strong_20_Emphasis"><text:span text:style-name="T13">Solimar:</text:span></text:span></text:a><text:bookmark-end text:name="__RefHeading__2261_571787939"/></text:p>
      <text:p text:style-name="P15"><text:span text:style-name="Strong_20_Emphasis"><text:span text:style-name="T13">Empresa centrada en proveer soluciones en el manejo ambiental de residuos, dando el máximo valor a los recursos y minimizando el impacto medioambiental de los mismos.</text:span></text:span></text:p>
      <text:p text:style-name="P15"><text:span text:style-name="Strong_20_Emphasis"><text:span text:style-name="T13">Página web: </text:span></text:span><text:a xlink:type="simple" xlink:href="http://www.solimarsoluciones.com.mx/"><text:span text:style-name="Strong_20_Emphasis"><text:span text:style-name="T35">http://www.solimarsoluciones.com.mx</text:span></text:span></text:a></text:p>
      <text:p text:style-name="P15"><text:span text:style-name="Strong_20_Emphasis"><text:span text:style-name="T35"/></text:span></text:p>
      <text:p text:style-name="P28"><text:bookmark-start text:name="__RefHeading__2263_571787939"/><text:span text:style-name="Strong_20_Emphasis"><text:span text:style-name="T15">3.8<text:tab/></text:span></text:span><text:bookmark text:name="Recupera"/><text:a xlink:type="simple" xlink:href="http://www.recuperamexico.com/"><text:span text:style-name="Strong_20_Emphasis"><text:span text:style-name="T15">Recupera</text:span></text:span></text:a><text:span text:style-name="Strong_20_Emphasis"><text:span text:style-name="T15">:</text:span></text:span><text:bookmark-end text:name="__RefHeading__2263_571787939"/></text:p>
      <text:p text:style-name="P17"><text:span text:style-name="Strong_20_Emphasis"><text:span text:style-name="T15">Empresa especializada en la comercialización y compra de materiales reciclables así como en la fabricación de productos reciclados.</text:span></text:span></text:p>
      <text:p text:style-name="P17"><text:span text:style-name="Strong_20_Emphasis"><text:span text:style-name="T15">Página web: </text:span></text:span><text:a xlink:type="simple" xlink:href="http://www.recuperamexico.com/"><text:span text:style-name="Strong_20_Emphasis"><text:span text:style-name="T37">http://www.recuperamexico.com/</text:span></text:span></text:a></text:p>
      <text:p text:style-name="P28"><text:span text:style-name="Strong_20_Emphasis"><text:span text:style-name="T15"/></text:span></text:p>
      <text:p text:style-name="P43"><text:bookmark-start text:name="__RefHeading__2920_571787939"/><text:soft-page-break/><text:span text:style-name="Strong_20_Emphasis"><text:span text:style-name="T18">3.9<text:tab/></text:span></text:span><text:a xlink:type="simple" xlink:href="http://www.electronmemories.com/"><text:span text:style-name="Strong_20_Emphasis"><text:span text:style-name="T18">Electron Memories</text:span></text:span></text:a><text:span text:style-name="Strong_20_Emphasis"><text:span text:style-name="T18">:</text:span></text:span><text:bookmark-end text:name="__RefHeading__2920_571787939"/></text:p>
      <text:p text:style-name="P75"><text:span text:style-name="Strong_20_Emphasis"><text:span text:style-name="T18">Empresa de la que forma parte el diseñador Hernán Bressan. Bressan es el encargado de la realización de joyas y accesorios con componentes electrónicos reciclados, en los que únicamente utiliza aquellos que no son tóxicos.</text:span></text:span></text:p>
      <text:p text:style-name="P75"><text:span text:style-name="Strong_20_Emphasis"><text:span text:style-name="T18">Página web: </text:span></text:span><text:a xlink:type="simple" xlink:href="http://www.electronmemories.com/"><text:span text:style-name="Strong_20_Emphasis"><text:span text:style-name="T41">http://www.electronmemories.com/</text:span></text:span></text:a></text:p>
      <text:p text:style-name="P75"><text:span text:style-name="Strong_20_Emphasis"><text:span text:style-name="T41"/></text:span></text:p>
      <text:p text:style-name="P75"><text:span text:style-name="Strong_20_Emphasis"><text:span text:style-name="T41"/></text:span></text:p>
      <text:p text:style-name="P43"><text:span text:style-name="Strong_20_Emphasis"><text:span text:style-name="T18"/></text:span></text:p>
      <text:p text:style-name="P26"><text:span text:style-name="Strong_20_Emphasis"><text:span text:style-name="T13"/></text:span></text:p>
      <text:p text:style-name="Cuerpo"><text:span text:style-name="Strong_20_Emphasis"><text:span text:style-name="T13"/></text:span></text:p>
      <text:p text:style-name="P61"/>
      <text:p text:style-name="P60"><text:bookmark-start text:name="__RefHeading__1574_569182460"/>4.<text:tab/>Proyectos Life similares a ecoRaee:<text:bookmark-end text:name="__RefHeading__1574_569182460"/></text:p>
      <text:p text:style-name="P47"><text:bookmark-start text:name="__RefHeading__2922_571787939"/><text:span text:style-name="T46">4.1<text:tab/>Proyecto </text:span><text:a xlink:type="simple" xlink:href="http://es.ecovitrum.es/"><text:span text:style-name="T46">Ecovitrum</text:span></text:a><text:span text:style-name="T46">:</text:span><text:bookmark-end text:name="__RefHeading__2922_571787939"/></text:p>
      <text:p text:style-name="P82"><text:span text:style-name="T46">Proyecto europeo para el reciclaje de los residuos eléctricos y electrónicos llevado a cabo por la Diputación de Valencia.</text:span></text:p>
      <text:p text:style-name="P82"><text:span text:style-name="T46">La idea principal del proyecto es darle una segunda vida útil a residuos eléctricos y electrónicos de televisores y monitores, transformando estos productos en material de construcción.</text:span></text:p>
      <text:p text:style-name="P82"><text:span text:style-name="T46">El proyecto pone en marcha una planta de tratamiento de residuos eléctricos y electrónicos única en Europa.</text:span></text:p>
      <text:p text:style-name="P82"><text:span text:style-name="T46">Página web: </text:span><text:a xlink:type="simple" xlink:href="http://es.ecovitrum.es/"><text:span text:style-name="Strong_20_Emphasis"><text:span text:style-name="T46">http://es.ecovitrum.es/</text:span></text:span></text:a></text:p>
      <text:p text:style-name="P82"><text:span text:style-name="Strong_20_Emphasis"><text:span text:style-name="T46"/></text:span></text:p>
      <text:p text:style-name="P49"><text:bookmark-start text:name="__RefHeading__2924_571787939"/><text:span text:style-name="Strong_20_Emphasis"><text:span text:style-name="T25">4.2<text:tab/>Proyecto </text:span></text:span><text:a xlink:type="simple" xlink:href="http://www.xarxalocal.org/web/guest/life"><text:span text:style-name="Strong_20_Emphasis"><text:span text:style-name="T25">PC- New Personal Computers New Equipments</text:span></text:span></text:a><text:span text:style-name="Strong_20_Emphasis"><text:span text:style-name="T25">:</text:span></text:span><text:bookmark-end text:name="__RefHeading__2924_571787939"/></text:p>
      <text:p text:style-name="P84"><text:span text:style-name="Strong_20_Emphasis"><text:span text:style-name="T25">Es un proyecto europeo de reciclaje y revalorización de ordenadores personales y material informático y electrónico. </text:span></text:span></text:p>
      <text:p text:style-name="P84"><text:span text:style-name="Strong_20_Emphasis"><text:span text:style-name="T25">En este proyecto se desarrollan tareas relacionadas con la selección y recuperación de aparatos informáticos obsoletos, provenientes de administraciones públicas, empresas o particulares.</text:span></text:span></text:p>
      <text:p text:style-name="P84"><text:span text:style-name="Strong_20_Emphasis"><text:span text:style-name="T25">La finalidad es, una vez reparados y acondicionados, ofrecerlos de manera gratuita a los colectivos más necesitados.</text:span></text:span></text:p>
      <text:p text:style-name="P84"><text:span text:style-name="Strong_20_Emphasis"><text:span text:style-name="T25">Página web: <text:s/></text:span></text:span><text:a xlink:type="simple" xlink:href="http://www.xarxalocal.org/web/guest/life"><text:span text:style-name="Strong_20_Emphasis"><text:span text:style-name="T48">http://www.xarxalocal.org/web/guest/life</text:span></text:span></text:a></text:p>
      <text:p text:style-name="P84"><text:span text:style-name="Strong_20_Emphasis"><text:span text:style-name="T48"/></text:span></text:p>
      <text:p text:style-name="P49"><text:bookmark-start text:name="__RefHeading__2926_571787939"/><text:span text:style-name="Strong_20_Emphasis"><text:span text:style-name="T25">4.3<text:tab/>Proyecto </text:span></text:span><text:a xlink:type="simple" xlink:href="http://www.htwt.eu/"><text:span text:style-name="Strong_20_Emphasis"><text:span text:style-name="T25">HIGH TECHNOLOGY WASTE TREATMENT</text:span></text:span></text:a><text:span text:style-name="Strong_20_Emphasis"><text:span text:style-name="T25"> (HTWT):</text:span></text:span><text:bookmark-end text:name="__RefHeading__2926_571787939"/></text:p>
      <text:p text:style-name="P84"><text:span text:style-name="Strong_20_Emphasis"><text:span text:style-name="T25">Proyecto europeo de gestión integral de pantallas LCD, plasmas y paneles solares fotovoltaicos fuera de uso.</text:span></text:span></text:p>
      <text:p text:style-name="P84"><text:span text:style-name="Strong_20_Emphasis"><text:span text:style-name="T25">El proyecto se basa en la elaboración de estudios preliminares técnicos para conocer la situación actual de aspectos relevantes, asegurando así el correcto progreso del proyecto, el diseño y construcción de un prototipo industrial con tecnología de inducción, la adaptación de una planta para la instalación de dicha tecnología, validación del prototipo a nivel industrial, evaluación de resultados y puesta en marcha de campañas de divulgación y concienciación ciudadana.</text:span></text:span></text:p>
      <text:p text:style-name="P84"><text:span text:style-name="Strong_20_Emphasis"><text:span text:style-name="T25">Este proyecto se está llevando a cabo en Valencia.</text:span></text:span></text:p>
      <text:p text:style-name="P84"><text:span text:style-name="Strong_20_Emphasis"><text:span text:style-name="T25">Página web: </text:span></text:span><text:a xlink:type="simple" xlink:href="http://www.htwt.eu/"><text:span text:style-name="Strong_20_Emphasis"><text:span text:style-name="T48">http://www.htwt.eu/</text:span></text:span></text:a></text:p>
      <text:p text:style-name="P84"><text:span text:style-name="Strong_20_Emphasis"><text:span text:style-name="T48"/></text:span></text:p>
      <text:p text:style-name="P50"><text:bookmark-start text:name="__RefHeading__2928_571787939"/><text:span text:style-name="Strong_20_Emphasis"><text:span text:style-name="T26">4.4<text:tab/>Life – </text:span></text:span><text:a xlink:type="simple" xlink:href="http://www.tragamovil.es/"><text:span text:style-name="Strong_20_Emphasis"><text:span text:style-name="T26">Tragamovil</text:span></text:span></text:a><text:span text:style-name="Strong_20_Emphasis"><text:span text:style-name="T26">:</text:span></text:span><text:bookmark-end text:name="__RefHeading__2928_571787939"/></text:p>
      <text:p text:style-name="Cuerpo"><text:span text:style-name="Strong_20_Emphasis"><text:span text:style-name="T26">Proyecto europeo promovido por </text:span></text:span><text:a xlink:type="simple" xlink:href="#Asimelec"><text:span text:style-name="Strong_20_Emphasis"><text:span text:style-name="T26">Asimelec</text:span></text:span></text:a><text:span text:style-name="Strong_20_Emphasis"><text:span text:style-name="T26"> centrado en la prevención de la contaminación del entorno a través de la recogida selectiva de los teléfonos móviles, fomentando así el reciclado de materias primas, así como concienciar a los usuarios de la telefonía móvil sobre la necesidad de depositar este tipo de aparatos en lugares adecuados.</text:span></text:span></text:p>
      <text:p text:style-name="P85"><text:span text:style-name="Strong_20_Emphasis"><text:span text:style-name="T26">Página web: </text:span></text:span><text:a xlink:type="simple" xlink:href="http://www.tragamovil.es/"><text:span text:style-name="Strong_20_Emphasis"><text:span text:style-name="T49">http://www.tragamovil.es/</text:span></text:span></text:a></text:p>
      <text:p text:style-name="P52"><text:bookmark-start text:name="__RefHeading__2930_571787939"/><text:soft-page-break/><text:span text:style-name="Strong_20_Emphasis"><text:span text:style-name="T29">4.5<text:tab/>Proyecto </text:span></text:span><text:a xlink:type="simple" xlink:href="http://identisweee.net/"><text:span text:style-name="Strong_20_Emphasis"><text:span text:style-name="T29">Identis Weee</text:span></text:span></text:a><text:span text:style-name="Strong_20_Emphasis"><text:span text:style-name="T29">:</text:span></text:span><text:bookmark-end text:name="__RefHeading__2930_571787939"/></text:p>
      <text:p text:style-name="P87"><text:span text:style-name="Strong_20_Emphasis"><text:span text:style-name="T29">Proyecto europeo cuyo objetivo es mejorar la información derivada de la trazabilidad de los residuos procedentes de aparatos eléctricos y electrónicos, desde su origen hasta su correcta eliminación a través de dispositivos tecnológicos innovadores.</text:span></text:span></text:p>
      <text:p text:style-name="P87"><text:span text:style-name="Strong_20_Emphasis"><text:span text:style-name="T29">Para lograr este objetivo, se colocarán en España e Italia una serie de contenedores que dispondrán de un sistema digital capaz de controlar, entre otras muchas cosas, el residuo que se deposita en ellos, su volumen y el material que lo compone.</text:span></text:span></text:p>
      <text:p text:style-name="P87"><text:span text:style-name="Strong_20_Emphasis"><text:span text:style-name="T29">Página web: <text:s/></text:span></text:span><text:a xlink:type="simple" xlink:href="http://identisweee.net/"><text:span text:style-name="Strong_20_Emphasis"><text:span text:style-name="T51">http://identisweee.net</text:span></text:span></text:a></text:p>
      <text:p text:style-name="P52"><text:span text:style-name="Strong_20_Emphasis"><text:span text:style-name="T29"/></text:span></text:p>
      <text:p text:style-name="P49"><text:span text:style-name="Strong_20_Emphasis"><text:span text:style-name="T25"/></text:span></text:p>
      <text:p text:style-name="Nivel2"><text:span text:style-name="Strong_20_Emphasis"><text:span text:style-name="T4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itstream Charter1" svg:font-family="'Bitstream Charter'" style:font-family-generic="roman"/>
    <style:font-face style:name="Bitstream Charter" svg:font-family="'Bitstream Charter'" style:font-adornments="Norm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o" style:family="paragraph" style:parent-style-name="Standard" style:master-page-name="">
      <style:paragraph-properties fo:margin-top="1.499cm" fo:margin-bottom="1cm" style:contextual-spacing="false" fo:text-align="center" style:justify-single-word="false" style:page-number="auto"/>
      <style:text-properties fo:color="#000080" style:font-name="Bitstream Charter" fo:font-size="32pt" fo:font-weight="bold" style:font-size-asian="10.5pt"/>
    </style:style>
    <style:style style:name="Subtitulo" style:family="paragraph" style:parent-style-name="Titulo" style:master-page-name="">
      <style:paragraph-properties fo:margin-top="1cm" fo:margin-bottom="1cm" style:contextual-spacing="false" style:page-number="auto"/>
      <style:text-properties style:use-window-font-color="true" fo:font-size="22pt" style:font-size-asian="10.5pt"/>
    </style:style>
    <style:style style:name="Tablas" style:family="paragraph" style:parent-style-name="Standard" style:master-page-name="">
      <style:paragraph-properties fo:text-align="justify" style:justify-single-word="false" style:page-number="auto"/>
      <style:text-properties style:font-name="Bitstream Charter" fo:font-size="10pt" style:font-size-asian="10.5pt"/>
    </style:style>
    <style:style style:name="Cuerpo" style:family="paragraph" style:parent-style-name="Standard" style:master-page-name="">
      <style:paragraph-properties fo:margin-left="0cm" fo:margin-right="0cm" fo:margin-top="0.3cm" fo:margin-bottom="0cm" style:contextual-spacing="false" fo:text-align="justify" style:justify-single-word="false" fo:text-indent="0.801cm" style:auto-text-indent="false" style:page-number="auto"/>
      <style:text-properties style:font-name="Bitstream Charter" fo:font-size="10pt" style:font-size-asian="10.5pt"/>
    </style:style>
    <style:style style:name="Título_20_tabla" style:display-name="Título tabla" style:family="paragraph" style:parent-style-name="Standard" style:master-page-name="">
      <style:paragraph-properties fo:margin-top="0.3cm" fo:margin-bottom="0cm" style:contextual-spacing="false" fo:text-align="center" style:justify-single-word="false" style:page-number="auto"/>
      <style:text-properties style:font-name="Bitstream Charter" style:font-size-asian="10.5pt"/>
    </style:style>
    <style:style style:name="Tabla_20_de_20_contenidos" style:display-name="Tabla de contenidos" style:family="paragraph" style:parent-style-name="Standard" style:master-page-name="">
      <style:paragraph-properties fo:margin-left="0cm" fo:margin-right="0cm" fo:margin-top="0.199cm" fo:margin-bottom="0cm" style:contextual-spacing="false" fo:text-align="justify" style:justify-single-word="false" fo:text-indent="0.199cm" style:auto-text-indent="false" style:page-number="auto"/>
      <style:text-properties style:font-name="Bitstream Charter" style:font-size-asian="10.5pt"/>
    </style:style>
    <style:style style:name="Nivel1" style:family="paragraph" style:parent-style-name="Tabla_20_de_20_contenidos" style:master-page-name="">
      <style:paragraph-properties fo:margin-top="0.499cm" fo:margin-bottom="0.3cm" style:contextual-spacing="false" style:page-number="auto"/>
      <style:text-properties style:font-size-asian="10.5pt"/>
    </style:style>
    <style:style style:name="Nivel2" style:family="paragraph" style:parent-style-name="Standard" style:master-page-name="">
      <style:paragraph-properties fo:margin-left="0cm" fo:margin-right="0cm" fo:margin-top="0.499cm" fo:margin-bottom="0.199cm" style:contextual-spacing="false" fo:text-align="justify" style:justify-single-word="false" fo:text-indent="0.4cm" style:auto-text-indent="false" style:page-number="auto"/>
      <style:text-properties style:font-name="Bitstream Charter" fo:font-size="11pt" style:font-size-asian="10.5pt"/>
    </style:style>
    <style:style style:name="Nivel3" style:family="paragraph" style:parent-style-name="Standard" style:master-page-name="">
      <style:paragraph-properties fo:margin-left="0cm" fo:margin-right="0cm" fo:margin-top="0.499cm" fo:margin-bottom="0.199cm" style:contextual-spacing="false" fo:text-align="justify" style:justify-single-word="false" fo:text-indent="0.6cm" style:auto-text-indent="false" style:page-number="auto"/>
      <style:text-properties style:font-name="Bitstream Charter"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4e969"/>
    </style:style>
    <style:style style:name="MT1" style:family="text">
      <style:text-properties fo:font-variant="normal" fo:text-transform="none" fo:font-size="7pt" fo:letter-spacing="normal" fo:font-style="normal" fo:font-weight="normal" style:font-size-asian="7pt" style:font-size-complex="7pt"/>
    </style:style>
    <style:style style:name="MT2" style:family="text">
      <style:text-properties fo:font-variant="normal" fo:text-transform="none" fo:font-size="10pt" fo:letter-spacing="normal" fo:font-style="normal" fo:font-weight="normal" style:font-size-asian="8.75pt" style:font-size-complex="10pt"/>
    </style:style>
    <style:style style:name="MT3" style:family="text">
      <style:text-properties fo:font-size="10pt" style:font-size-asian="8.75pt" style:font-size-complex="10pt"/>
    </style:style>
    <style:style style:name="MT4" style:family="text">
      <style:text-properties style:font-name="Bitstream Charter1" fo:font-size="10pt" style:font-size-asian="8.75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ortada" style:page-layout-name="Mpm2">
      <style:header>
        <text:p text:style-name="Header"><draw:frame draw:style-name="Mfr1" draw:name="gráficos1" text:anchor-type="paragraph" svg:x="0.009cm" svg:y="0.318cm" svg:width="3.579cm" svg:height="1.24cm" draw:z-index="0"><draw:image xlink:href="Pictures/100002010000016300000050DAFB9A08.png" xlink:type="simple" xlink:show="embed" xlink:actuate="onLoad"/></draw:frame><draw:frame draw:style-name="Mfr1" draw:name="gráficos2" text:anchor-type="paragraph" svg:x="15.032cm" svg:y="-0.561cm" svg:width="2.85cm" svg:height="2.263cm" draw:z-index="1"><draw:image xlink:href="Pictures/1000000000000108000000BFDA710509.jpg" xlink:type="simple" xlink:show="embed" xlink:actuate="onLoad"/></draw:frame></text:p>
      </style:header>
      <style:footer>
        <text:p text:style-name="MP1"><text:span text:style-name="MT1">Demonstration of a re-use process of WEEE addressed to propose regulatory policies in accordance to EU law LIFE 11 ENV/ES/574<text:tab/></text:span><text:span text:style-name="MT2"><text:page-number text:select-page="current">1</text:page-number></text:span><text:span text:style-name="MT2"> / </text:span><text:span text:style-name="MT2"><text:page-count>15</text:page-count></text:span></text:p>
      </style:footer>
    </style:master-page>
    <style:master-page style:name="PrimeraPagina" style:page-layout-name="Mpm3">
      <style:footer>
        <text:p text:style-name="Footer"><text:tab/><text:tab/><text:span text:style-name="MT3"><text:page-number text:select-page="current">4</text:page-number></text:span><text:span text:style-name="MT3"> / </text:span><text:span text:style-name="MT3"><text:page-count>15</text:page-count></text:span></text:p>
      </style:footer>
    </style:master-page>
    <style:master-page style:name="Indice" style:page-layout-name="Mpm3">
      <style:footer>
        <text:p text:style-name="Footer"><text:tab/><text:tab/><text:span text:style-name="MT4"><text:page-number text:select-page="current"/></text:span><text:span text:style-name="MT4"> / </text:span><text:span text:style-name="MT4"><text:page-count>15</text:page-count></text:span></text:p>
      </style:footer>
    </style:master-page>
    <style:master-page style:name="Pagina" style:page-layout-name="Mpm3">
      <style:footer>
        <text:p text:style-name="Footer"><text:tab/><text:tab/><text:span text:style-name="MT4"><text:page-number text:select-page="current">15</text:page-number></text:span><text:span text:style-name="MT4"> / </text:span><text:span text:style-name="MT4"><text:page-count>1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10:35:07.56</meta:creation-date>
    <dc:date>2013-10-21T11:11:42.34</dc:date>
    <meta:editing-duration>PT2H48M22S</meta:editing-duration>
    <meta:editing-cycles>29</meta:editing-cycles>
    <meta:generator>LibreOffice/4.0.4.2$Windows_x86 LibreOffice_project/9e9821abd0ffdbc09cd8c52eaa574fa09eb08f2</meta:generator>
    <meta:document-statistic meta:table-count="4" meta:image-count="2" meta:object-count="0" meta:page-count="15" meta:paragraph-count="246" meta:word-count="2548" meta:character-count="17489" meta:non-whitespace-character-count="15154"/>
  </office:meta>
</office:document-meta>
</file>